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4.4535in"/>
    </style:style>
    <style:style style:name="co4" style:family="table-column">
      <style:table-column-properties fo:break-before="auto" style:column-width="0.8783in"/>
    </style:style>
    <style:style style:name="co5" style:family="table-column">
      <style:table-column-properties fo:break-before="auto" style:column-width="0.8047in"/>
    </style:style>
    <style:style style:name="co6" style:family="table-column">
      <style:table-column-properties fo:break-before="auto" style:column-width="3.0138in"/>
    </style:style>
    <style:style style:name="co7" style:family="table-column">
      <style:table-column-properties fo:break-before="auto" style:column-width="2.9646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0.8417in"/>
    </style:style>
    <style:style style:name="co12" style:family="table-column">
      <style:table-column-properties fo:break-before="auto" style:column-width="1.098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0252in"/>
    </style:style>
    <style:style style:name="co15" style:family="table-column">
      <style:table-column-properties fo:break-before="auto" style:column-width="2.4161in"/>
    </style:style>
    <style:style style:name="co16" style:family="table-column">
      <style:table-column-properties fo:break-before="auto" style:column-width="1.2319in"/>
    </style:style>
    <style:style style:name="co17" style:family="table-column">
      <style:table-column-properties fo:break-before="auto" style:column-width="2.2209in"/>
    </style:style>
    <style:style style:name="co18" style:family="table-column">
      <style:table-column-properties fo:break-before="auto" style:column-width="0.7563in"/>
    </style:style>
    <style:style style:name="co19" style:family="table-column">
      <style:table-column-properties fo:break-before="auto" style:column-width="0.4756in"/>
    </style:style>
    <style:style style:name="co20" style:family="table-column">
      <style:table-column-properties fo:break-before="auto" style:column-width="0.7807in"/>
    </style:style>
    <style:style style:name="ro1" style:family="table-row">
      <style:table-row-properties style:row-height="1.895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4" style:base-cell-address="Tabelle1.A1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9bc2e6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&lt;&gt;0)" style:apply-style-name="ConditionalStyle_5f_3" style:base-cell-address="Tabelle1.B1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2" style:base-cell-address="Tabelle1.D1"/>
    </style:style>
    <style:style style:name="ce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2" style:base-cell-address="Tabelle1.D1"/>
    </style:style>
    <style:style style:name="ce1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2" style:base-cell-address="Tabelle1.D1"/>
    </style:style>
    <style:style style:name="ce1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2" style:base-cell-address="Tabelle1.D1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2" style:base-cell-address="Tabelle1.D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2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2" style:base-cell-address="Tabelle1.D1"/>
    </style:style>
    <style:style style:name="ce16" style:family="table-cell" style:parent-style-name="Default" style:data-style-name="N152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1" style:base-cell-address="Tabelle1.AP1"/>
    </style:style>
    <style:style style:name="ce1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#ref!);2)=0)" style:apply-style-name="ConditionalStyle_5f_1" style:base-cell-address="Tabelle1.AP1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8169in" fo:min-width="1.1417in" loext:decorative="false"/>
      <style:paragraph-properties style:writing-mode="lr-tb" fo:text-align="start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Modulausprägung)" table:allow-empty-cell="true" table:display-list="unsorted" table:base-cell-address="Tabelle1.F1">
          <table:help-message table:display="true"/>
          <table:error-message table:message-type="stop" table:display="true"/>
        </table:content-validation>
        <table:content-validation table:name="val2" table:condition="of:cell-content-is-in-list(vvv)" table:allow-empty-cell="true" table:display-list="unsorted" table:base-cell-address="Tabelle1.G1">
          <table:help-message table:display="true"/>
          <table:error-message table:message-type="stop" table:display="true"/>
        </table:content-validation>
      </table:content-validations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-group table:display="false">
          <table:table-column table:style-name="co10" table:visibility="collapse" table:number-columns-repeated="20" table:default-cell-style-name="ce14"/>
        </table:table-column-group>
        <table:table-column table:style-name="co11" table:visibility="collapse" table:number-columns-repeated="2" table:default-cell-style-name="ce14"/>
        <table:table-column table:style-name="co12" table:default-cell-style-name="ce14"/>
        <table:table-column table:style-name="co13" table:visibility="collapse" table:number-columns-repeated="2" table:default-cell-style-name="ce14"/>
        <table:table-column table:style-name="co14" table:default-cell-style-name="ce14"/>
        <table:table-column table:style-name="co13" table:number-columns-repeated="2" table:default-cell-style-name="ce14"/>
        <table:table-column table:style-name="co15" table:default-cell-style-name="ce14"/>
        <table:table-column table:style-name="co16" table:default-cell-style-name="ce4"/>
        <table:table-column table:style-name="co17" table:default-cell-style-name="ce4"/>
        <table:table-column table:style-name="co13" table:default-cell-style-name="ce14"/>
        <table:table-column table:style-name="co18" table:default-cell-style-name="ce4"/>
        <table:table-column table:style-name="co19" table:default-cell-style-name="ce20"/>
        <table:table-column table:style-name="co20" table:number-columns-repeated="16341"/>
        <table:table-row table:style-name="ro1">
          <table:table-cell table:style-name="ce2" office:value-type="string" calcext:value-type="string">
            <text:p>Verantwortlich (MVP)</text:p>
          </table:table-cell>
          <table:table-cell table:style-name="ce5" office:value-type="string" calcext:value-type="string">
            <text:p>Stammkürzel</text:p>
          </table:table-cell>
          <table:table-cell table:style-name="ce7" office:value-type="string" calcext:value-type="string">
            <text:p>Modulbezeichnung Deutsch</text:p>
          </table:table-cell>
          <table:table-cell table:style-name="ce8" office:value-type="string" calcext:value-type="string">
            <text:p>Institut/Zentrum</text:p>
          </table:table-cell>
          <table:table-cell table:style-name="ce8" office:value-type="string" calcext:value-type="string">
            <text:p>Verantwortlich (MVP)</text:p>
          </table:table-cell>
          <table:table-cell table:style-name="ce9" table:content-validation-name="val1" office:value-type="string" calcext:value-type="string">
            <text:p>Modulgruppe</text:p>
          </table:table-cell>
          <table:table-cell table:style-name="ce10" table:content-validation-name="val2" office:value-type="string" calcext:value-type="string">
            <text:p>VZ Durchführungssemester</text:p>
          </table:table-cell>
          <table:table-cell table:style-name="ce8" office:value-type="string" calcext:value-type="string">
            <text:p>TZ Durchführungssemester</text:p>
          </table:table-cell>
          <table:table-cell table:style-name="ce11" office:value-type="string" calcext:value-type="string">
            <text:p>ausserhalb Semester</text:p>
          </table:table-cell>
          <table:table-cell table:style-name="ce12" office:value-type="string" calcext:value-type="string">
            <text:p>AV-VZ</text:p>
          </table:table-cell>
          <table:table-cell table:style-name="ce12" office:value-type="string" calcext:value-type="string">
            <text:p>AV-TZ</text:p>
          </table:table-cell>
          <table:table-cell table:style-name="ce12" office:value-type="string" calcext:value-type="string">
            <text:p>DS-VZ</text:p>
          </table:table-cell>
          <table:table-cell table:style-name="ce12" office:value-type="string" calcext:value-type="string">
            <text:p>DS-TZ</text:p>
          </table:table-cell>
          <table:table-cell table:style-name="ce12" office:value-type="string" calcext:value-type="string">
            <text:p>ET-VZ</text:p>
          </table:table-cell>
          <table:table-cell table:style-name="ce12" office:value-type="string" calcext:value-type="string">
            <text:p>ET-TZ</text:p>
          </table:table-cell>
          <table:table-cell table:style-name="ce12" office:value-type="string" calcext:value-type="string">
            <text:p>EU-VZ</text:p>
          </table:table-cell>
          <table:table-cell table:style-name="ce12" office:value-type="string" calcext:value-type="string">
            <text:p>EU-TZ</text:p>
          </table:table-cell>
          <table:table-cell table:style-name="ce12" office:value-type="string" calcext:value-type="string">
            <text:p>IT-VZ</text:p>
          </table:table-cell>
          <table:table-cell table:style-name="ce12" office:value-type="string" calcext:value-type="string">
            <text:p>IT-TZ</text:p>
          </table:table-cell>
          <table:table-cell table:style-name="ce12" office:value-type="string" calcext:value-type="string">
            <text:p>MI-VZ</text:p>
          </table:table-cell>
          <table:table-cell table:style-name="ce12" office:value-type="string" calcext:value-type="string">
            <text:p>MI-TZ</text:p>
          </table:table-cell>
          <table:table-cell table:style-name="ce12" office:value-type="string" calcext:value-type="string">
            <text:p>MT-VZ</text:p>
          </table:table-cell>
          <table:table-cell table:style-name="ce12" office:value-type="string" calcext:value-type="string">
            <text:p>MT-TZ</text:p>
          </table:table-cell>
          <table:table-cell table:style-name="ce12" office:value-type="string" calcext:value-type="string">
            <text:p>ST-VZ</text:p>
          </table:table-cell>
          <table:table-cell table:style-name="ce12" office:value-type="string" calcext:value-type="string">
            <text:p>ST-TZ</text:p>
          </table:table-cell>
          <table:table-cell table:style-name="ce12" office:value-type="string" calcext:value-type="string">
            <text:p>VS-VZ</text:p>
          </table:table-cell>
          <table:table-cell table:style-name="ce12" office:value-type="string" calcext:value-type="string">
            <text:p>VS-TZ</text:p>
          </table:table-cell>
          <table:table-cell table:style-name="ce12" office:value-type="string" calcext:value-type="string">
            <text:p>WI-VZ</text:p>
          </table:table-cell>
          <table:table-cell table:style-name="ce12" office:value-type="string" calcext:value-type="string">
            <text:p>WI-TZ</text:p>
          </table:table-cell>
          <table:table-cell table:style-name="ce8" office:value-type="string" calcext:value-type="string">
            <text:p>Durchführung SJ 21/22</text:p>
          </table:table-cell>
          <table:table-cell table:style-name="ce8" office:value-type="string" calcext:value-type="string">
            <text:p>Durchführung SJ 22/23</text:p>
          </table:table-cell>
          <table:table-cell table:style-name="ce8" office:value-type="string" calcext:value-type="string">
            <text:p>Durchführung SJ 24/25</text:p>
          </table:table-cell>
          <table:table-cell table:style-name="ce11" office:value-type="string" calcext:value-type="string">
            <text:p>Durchführungsort IT 21/22</text:p>
          </table:table-cell>
          <table:table-cell table:style-name="ce11" office:value-type="string" calcext:value-type="string">
            <text:p>Durchführungsort IT 22/23</text:p>
          </table:table-cell>
          <table:table-cell table:style-name="ce11" office:value-type="string" calcext:value-type="string">
            <text:p>Durchführungsort IT 24/25</text:p>
          </table:table-cell>
          <table:table-cell table:style-name="ce11" office:value-type="string" calcext:value-type="string">
            <text:p>IP-Modul</text:p>
          </table:table-cell>
          <table:table-cell table:style-name="ce8" office:value-type="string" calcext:value-type="string">
            <text:p>Pflichtmodul</text:p>
          </table:table-cell>
          <table:table-cell table:style-name="ce15" office:value-type="string" calcext:value-type="string">
            <text:p>Modulart</text:p>
          </table:table-cell>
          <table:table-cell table:style-name="ce8" office:value-type="string" calcext:value-type="string">
            <text:p>Vertiefung/Schwerpunkt</text:p>
          </table:table-cell>
          <table:table-cell table:style-name="ce8" office:value-type="string" calcext:value-type="string">
            <text:p>Wahlpflicht</text:p>
          </table:table-cell>
          <table:table-cell table:style-name="ce16" office:value-type="string" calcext:value-type="string">
            <text:p>Präsentation am Marktplatz</text:p>
          </table:table-cell>
          <table:table-cell table:style-name="ce17" office:value-type="string" calcext:value-type="string">
            <text:p>Raum-Nr.</text:p>
          </table:table-cell>
          <table:table-cell table:style-name="ce18" office:value-type="string" calcext:value-type="string">
            <text:p>Platz-Nr.</text:p>
          </table:table-cell>
        </table:table-row>
        <table:table-row table:style-name="ro2">
          <table:table-cell table:style-name="ce3" office:value-type="string" calcext:value-type="string">
            <text:p>Abegglen Christ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73&amp;clearcache=true&amp;date=662248224000000000" xlink:type="simple">MTV.SYAT1-EN</text:a></text:p>
          </table:table-cell>
          <table:table-cell table:style-name="ce3" office:value-type="string" calcext:value-type="string">
            <text:p>Systems and Automation Technology 1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Abegglen Christian,Putzi-Plesko Hanna</text:p>
          </table:table-cell>
          <table:table-cell table:style-name="ce6" office:value-type="string" calcext:value-type="string">
            <text:p><text:a xlink:href="https://eventoweb.zhaw.ch/Evt_Pages/Brn_ModulDetailAZ.aspx?IDAnlass=1859281&amp;date=662249088000000000" xlink:type="simple">WV.SEN-EN</text:a></text:p>
          </table:table-cell>
          <table:table-cell table:style-name="ce3" office:value-type="string" calcext:value-type="string">
            <text:p>Sensors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putz,abel</text:p>
          </table:table-cell>
          <table:table-cell table:style-name="ce3" office:value-type="string" calcext:value-type="string">
            <text:p>ET5,MT7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(ET)/8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M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2" calcext:value-type="float">
            <text:p>22</text:p>
          </table:table-cell>
        </table:table-row>
        <table:table-row table:style-name="ro2">
          <table:table-cell table:style-name="ce3" office:value-type="string" calcext:value-type="string">
            <text:p>Ackermann Philipp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25&amp;clearcache=true&amp;date=662248224000000000" xlink:type="simple">WV.GADE</text:a></text:p>
          </table:table-cell>
          <table:table-cell table:style-name="ce3" office:value-type="string" calcext:value-type="string">
            <text:p>Game Development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acke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string" calcext:value-type="string">
            <text:p>7,19</text:p>
          </table:table-cell>
        </table:table-row>
        <table:table-row table:style-name="ro2">
          <table:table-cell table:style-name="ce3" office:value-type="string" calcext:value-type="string">
            <text:p>Ackermann Philipp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18&amp;clearcache=true&amp;date=662248224000000000" xlink:type="simple">WV.VC1</text:a></text:p>
          </table:table-cell>
          <table:table-cell table:style-name="ce3" office:value-type="string" calcext:value-type="string">
            <text:p>Visual Computing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acke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string" calcext:value-type="string">
            <text:p>7,19</text:p>
          </table:table-cell>
        </table:table-row>
        <table:table-row table:style-name="ro2">
          <table:table-cell table:style-name="ce3" office:value-type="string" calcext:value-type="string">
            <text:p>Ackermann Philipp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23&amp;clearcache=true&amp;date=662248224000000000" xlink:type="simple">WV.VC2</text:a></text:p>
          </table:table-cell>
          <table:table-cell table:style-name="ce3" office:value-type="string" calcext:value-type="string">
            <text:p>Visual Computing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acke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string" calcext:value-type="string">
            <text:p>7,19</text:p>
          </table:table-cell>
        </table:table-row>
        <table:table-row table:style-name="ro2">
          <table:table-cell table:style-name="ce3" office:value-type="string" calcext:value-type="string">
            <text:p>Ackermann Philipp</text:p>
          </table:table-cell>
          <table:table-cell table:style-name="ce6" office:value-type="string" calcext:value-type="string">
            <text:p><text:a xlink:href="https://eventoweb.zhaw.ch/Evt_Pages/Brn_ModulDetailAZ.aspx?IDAnlass=1838847&amp;date=662249088000000000" xlink:type="simple">WVU.DHEAL-EN</text:a></text:p>
          </table:table-cell>
          <table:table-cell table:style-name="ce3" office:value-type="string" calcext:value-type="string">
            <text:p>Digital Health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acke</text:p>
          </table:table-cell>
          <table:table-cell table:style-name="ce3" office:value-type="string" calcext:value-type="string">
            <text:p>AV6,DS6,ET5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IT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string" calcext:value-type="string">
            <text:p>7,19</text:p>
          </table:table-cell>
        </table:table-row>
        <table:table-row table:style-name="ro2">
          <table:table-cell table:style-name="ce3" office:value-type="string" calcext:value-type="string">
            <text:p>Aeschlimann Bea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785&amp;clearcache=true&amp;date=662248224000000000" xlink:type="simple">WV.AUT1-EN</text:a></text:p>
          </table:table-cell>
          <table:table-cell table:style-name="ce3" office:value-type="string" calcext:value-type="string">
            <text:p>Automation 1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aesc</text:p>
          </table:table-cell>
          <table:table-cell table:style-name="ce3" office:value-type="string" calcext:value-type="string">
            <text:p>ET5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ET)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Aeschlimann Bea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049&amp;clearcache=true&amp;date=662248224000000000" xlink:type="simple">WV.AUT2-EN</text:a></text:p>
          </table:table-cell>
          <table:table-cell table:style-name="ce3" office:value-type="string" calcext:value-type="string">
            <text:p>Automation 2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aesc</text:p>
          </table:table-cell>
          <table:table-cell table:style-name="ce3" office:value-type="string" calcext:value-type="string">
            <text:p>ET5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(ET)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Agarico Jörg</text:p>
          </table:table-cell>
          <table:table-cell table:style-name="ce6" office:value-type="string" calcext:value-type="string">
            <text:p><text:a xlink:href="https://eventoweb.zhaw.ch/Evt_Pages/Brn_ModulDetailAZ.aspx?IDAnlass=1941130&amp;date=662249088000000000" xlink:type="simple">WVK.BW-SUST</text:a></text:p>
          </table:table-cell>
          <table:table-cell table:style-name="ce3" office:value-type="string" calcext:value-type="string">
            <text:p>Blockwoche Sustainability in Production Systems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agrc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und 6. Semester</text:p>
          </table:table-cell>
          <table:table-cell table:style-name="ce3" office:value-type="string" calcext:value-type="string">
            <text:p>5. Sem/6. Sem/7. Sem</text:p>
          </table:table-cell>
          <table:table-cell table:style-name="ce3" office:value-type="string" calcext:value-type="string">
            <text:p>KW5;KW3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string" calcext:value-type="string">
            <text:p>Ja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Agius William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23&amp;clearcache=true&amp;date=662248224000000000" xlink:type="simple">XWK.ICAM-EN</text:a></text:p>
          </table:table-cell>
          <table:table-cell table:style-name="ce3" office:value-type="string" calcext:value-type="string">
            <text:p>Intercultural Communication and Management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agiu</text:p>
          </table:table-cell>
          <table:table-cell table:style-name="ce3" office:value-type="string" calcext:value-type="string">
            <text:p>AV3,DS5,ET5,EU5,IT5,MT5,ST5,VS5,WI6</text:p>
          </table:table-cell>
          <table:table-cell table:style-name="ce3" office:value-type="string" calcext:value-type="string">
            <text:p>4. Semester (AV) / 5.+6. Semester (Rest)</text:p>
          </table:table-cell>
          <table:table-cell table:style-name="ce3" office:value-type="string" calcext:value-type="string">
            <text:p>4. Semester (AV) / 5.+6. Semester (EU,MT,VS,WI) <text:s/>und 7. Semester (DS,ET,IT,ST)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3"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4" table:style-name="ce13" office:value-type="string" calcext:value-type="string">
            <text:p>5;6</text:p>
          </table:table-cell>
          <table:table-cell table:number-columns-repeated="3" table:style-name="ce13" office:value-type="string" calcext:value-type="string">
            <text:p>Ja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string" calcext:value-type="string">
            <office:annotation draw:style-name="gr1" draw:text-style-name="P2" svg:width="1.4366in" svg:height="3.6559in" svg:x="23.6799in" svg:y="3.6669in" draw:caption-point-x="-0.1602in" draw:caption-point-y="0.1079in">
              <dc:creator>Unknown Author</dc:creator>
              <dc:date>2024-03-18T19:12:00</dc:date>
              <text:p text:style-name="P1">[Kommentarthread]</text:p>
              <text:p text:style-name="P1"/>
              <text:p text:style-name="P1">Ihre Version von Excel gestattet Ihnen das Lesen dieses Kommentarthreads. Jegliche Bearbeitungen daran werden jedoch entfernt, wenn die Datei in einer neueren Version von Excel geöffnet wird. Weitere Informationen: https://go.microsoft.com/fwlink/?linkid=870924.</text:p>
              <text:p text:style-name="P1"/>
              <text:p text:style-name="P1">Kommentar:</text:p>
              <text:p text:style-name="P1"><text:s text:c="4"/>IP-Pflichtmodul, zählt nicht zu den 20 ECTS</text:p>
            </office:annotation>
            <text:p>(x)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string" calcext:value-type="string">
            <text:p>Pflicht &amp; 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Altenburger Ruprech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65&amp;clearcache=true&amp;date=662248224000000000" xlink:type="simple">WV.RT1</text:a></text:p>
          </table:table-cell>
          <table:table-cell table:style-name="ce3" office:value-type="string" calcext:value-type="string">
            <text:p>Regelungstechnik 1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altb</text:p>
          </table:table-cell>
          <table:table-cell table:style-name="ce3" office:value-type="string" calcext:value-type="string">
            <text:p>ET5,ST5-ROM,ST5-MED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ROM</text:p>
          </table:table-cell>
          <table:table-cell table:style-name="ce13" office:value-type="string" calcext:value-type="string">
            <text:p>ET,ST-MED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Altenburger Ruprech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025&amp;clearcache=true&amp;date=662248224000000000" xlink:type="simple">WV.RT2</text:a></text:p>
          </table:table-cell>
          <table:table-cell table:style-name="ce3" office:value-type="string" calcext:value-type="string">
            <text:p>Regelungstechnik 2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altb</text:p>
          </table:table-cell>
          <table:table-cell table:style-name="ce3" office:value-type="string" calcext:value-type="string">
            <text:p>ET5,ST5-ROM,ST5-MED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ROM</text:p>
          </table:table-cell>
          <table:table-cell table:style-name="ce13" office:value-type="string" calcext:value-type="string">
            <text:p>ET,ST-MED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Badertscher Christian</text:p>
          </table:table-cell>
          <table:table-cell table:style-name="ce6" office:value-type="string" calcext:value-type="string">
            <text:p><text:a xlink:href="https://eventoweb.zhaw.ch/Evt_Pages/Brn_ModulDetailAZ.aspx?IDAnlass=1941069&amp;date=662249088000000000" xlink:type="simple">WVU.BDL</text:a></text:p>
          </table:table-cell>
          <table:table-cell table:style-name="ce3" office:value-type="string" calcext:value-type="string">
            <text:p>Blockchains und Distributed Ledger Technologi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bash</text:p>
          </table:table-cell>
          <table:table-cell table:style-name="ce3" office:value-type="string" calcext:value-type="string">
            <text:p>AV6,DS6,ET5,EU6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 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ET,IT,ST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2" calcext:value-type="float">
            <text:p>22</text:p>
          </table:table-cell>
        </table:table-row>
        <table:table-row table:style-name="ro2">
          <table:table-cell table:style-name="ce3" office:value-type="string" calcext:value-type="string">
            <text:p>Banica Mariu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26&amp;clearcache=true&amp;date=662248224000000000" xlink:type="simple">MTV.CFE2</text:a></text:p>
          </table:table-cell>
          <table:table-cell table:style-name="ce3" office:value-type="string" calcext:value-type="string">
            <text:p>Computational Fluid Engineering 2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anc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anica Mariu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689&amp;clearcache=true&amp;date=662248224000000000" xlink:type="simple">WV.CFE1</text:a></text:p>
          </table:table-cell>
          <table:table-cell table:style-name="ce3" office:value-type="string" calcext:value-type="string">
            <text:p>Computational Fluid Engineering 1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anc</text:p>
          </table:table-cell>
          <table:table-cell table:style-name="ce3" office:value-type="string" calcext:value-type="string">
            <text:p>AV5,MT6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Sem(MT,ST)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string" calcext:value-type="string">
            <text:p>AV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aumgartner Franz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07&amp;clearcache=true&amp;date=662248224000000000" xlink:type="simple">WV.PPES</text:a></text:p>
          </table:table-cell>
          <table:table-cell table:style-name="ce3" office:value-type="string" calcext:value-type="string">
            <text:p>Photovoltaik Systeme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auf</text:p>
          </table:table-cell>
          <table:table-cell table:style-name="ce3" office:value-type="string" calcext:value-type="string">
            <text:p>EU5-ELEE,EU6-THET/NTEC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ELEE</text:p>
          </table:table-cell>
          <table:table-cell table:style-name="ce13" office:value-type="string" calcext:value-type="string">
            <text:p>EU-THET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Beccuti Giovanni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99&amp;clearcache=true&amp;date=662248224000000000" xlink:type="simple">MTV.SYAT2-EN</text:a></text:p>
          </table:table-cell>
          <table:table-cell table:style-name="ce3" office:value-type="string" calcext:value-type="string">
            <text:p>Systems and Automation Technology 2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ecc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Beer Samu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711&amp;clearcache=true&amp;date=662248224000000000" xlink:type="simple">WV.KRY</text:a></text:p>
          </table:table-cell>
          <table:table-cell table:style-name="ce3" office:value-type="string" calcext:value-type="string">
            <text:p>Kryptologie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beer</text:p>
          </table:table-cell>
          <table:table-cell table:style-name="ce3" office:value-type="string" calcext:value-type="string">
            <text:p>ET5,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Bergmann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18&amp;clearcache=true&amp;date=662248224000000000" xlink:type="simple">WV.KKT</text:a></text:p>
          </table:table-cell>
          <table:table-cell table:style-name="ce3" office:value-type="string" calcext:value-type="string">
            <text:p>Konventionelle Kraftwerkstechnik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egm</text:p>
          </table:table-cell>
          <table:table-cell table:style-name="ce3" office:value-type="string" calcext:value-type="string">
            <text:p>MT7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 table:visibility="filter">
          <table:table-cell table:style-name="ce3" office:value-type="string" calcext:value-type="string">
            <text:p>Bödi Richard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51&amp;clearcache=true&amp;date=662248224000000000" xlink:type="simple">WIV.VM</text:a></text:p>
          </table:table-cell>
          <table:table-cell table:style-name="ce3" office:value-type="string" calcext:value-type="string">
            <text:p>Versicherungsmathematik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bodr</text:p>
          </table:table-cell>
          <table:table-cell table:style-name="ce3" office:value-type="string" calcext:value-type="string">
            <text:p>WI4-WM</text:p>
          </table:table-cell>
          <table:table-cell table:style-name="ce3" office:value-type="string" calcext:value-type="string">
            <text:p>3. Semester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Bergmann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897&amp;clearcache=true&amp;date=662248224000000000" xlink:type="simple">WV.TES</text:a></text:p>
          </table:table-cell>
          <table:table-cell table:style-name="ce3" office:value-type="string" calcext:value-type="string">
            <text:p>Thermische Energiesysteme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egm</text:p>
          </table:table-cell>
          <table:table-cell table:style-name="ce3" office:value-type="string" calcext:value-type="string">
            <text:p>EU5-THET,EU6-ELEE/NTEC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THET</text:p>
          </table:table-cell>
          <table:table-cell table:style-name="ce13" office:value-type="string" calcext:value-type="string">
            <text:p>EU-ELEE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Bohnert Thomas Micha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41&amp;clearcache=true&amp;date=662248224000000000" xlink:type="simple">WV.CCP1-EN</text:a></text:p>
          </table:table-cell>
          <table:table-cell table:style-name="ce3" office:value-type="string" calcext:value-type="string">
            <text:p>Cloud Computing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bohe</text:p>
          </table:table-cell>
          <table:table-cell table:style-name="ce3" office:value-type="string" calcext:value-type="string">
            <text:p>DS6;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IT)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Bonmarin Mathi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71111&amp;clearcache=true&amp;date=662248224000000000" xlink:type="simple">WV.MEDT-EN</text:a></text:p>
          </table:table-cell>
          <table:table-cell table:style-name="ce3" office:value-type="string" calcext:value-type="string">
            <text:p>Thermal Devices in Medicine</text:p>
          </table:table-cell>
          <table:table-cell table:style-name="ce3" office:value-type="string" calcext:value-type="string">
            <text:p>ICP</text:p>
          </table:table-cell>
          <table:table-cell table:style-name="ce3" office:value-type="string" calcext:value-type="string">
            <text:p>bmat</text:p>
          </table:table-cell>
          <table:table-cell table:style-name="ce3" office:value-type="string" calcext:value-type="string">
            <text:p>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Bothien Mirk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062&amp;clearcache=true&amp;date=662248224000000000" xlink:type="simple">WV.W2S2</text:a></text:p>
          </table:table-cell>
          <table:table-cell table:style-name="ce3" office:value-type="string" calcext:value-type="string">
            <text:p>Wind Wasser Sektorkopplung Synthetische Treibstoffe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EU5-THET,EU6-ELEE/NTEC,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(EU)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THET,MT-SP</text:p>
          </table:table-cell>
          <table:table-cell table:style-name="ce13" office:value-type="string" calcext:value-type="string">
            <text:p>EU-ELEE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Brändli Christo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43&amp;clearcache=true&amp;date=662248224000000000" xlink:type="simple">MTV.IWO1</text:a></text:p>
          </table:table-cell>
          <table:table-cell table:style-name="ce3" office:value-type="string" calcext:value-type="string">
            <text:p>Innovative Werkstoffe und Oberflächen 1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brae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Brändli Christo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84&amp;clearcache=true&amp;date=662248224000000000" xlink:type="simple">WV.WA</text:a></text:p>
          </table:table-cell>
          <table:table-cell table:style-name="ce3" office:value-type="string" calcext:value-type="string">
            <text:p>Werkstoffauswahl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brae</text:p>
          </table:table-cell>
          <table:table-cell table:style-name="ce3" office:value-type="string" calcext:value-type="string">
            <text:p>MT7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2" table:visibility="filter">
          <table:table-cell table:style-name="ce3" office:value-type="string" calcext:value-type="string">
            <text:p>Braschler Mart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12&amp;clearcache=true&amp;date=662248224000000000" xlink:type="simple">XV.DB</text:a></text:p>
          </table:table-cell>
          <table:table-cell table:style-name="ce3" office:value-type="string" calcext:value-type="string">
            <text:p>Datenbanken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DS1,IT2,MI1,WI5-DSE/IE/WM</text:p>
          </table:table-cell>
          <table:table-cell table:style-name="ce3" office:value-type="string" calcext:value-type="string">
            <text:p>5. Semester (WI) / 1. Semester (DS,IT,MI)</text:p>
          </table:table-cell>
          <table:table-cell table:style-name="ce3" office:value-type="string" calcext:value-type="string">
            <text:p>3.Sem(IT)/5.Sem(WI)/1.Sem(DS,MI)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5" calcext:value-type="float">
            <text:p>5</text:p>
          </table:table-cell>
          <table:table-cell table:number-columns-repeated="4" table:style-name="ce13" office:value-type="string" calcext:value-type="string">
            <text:p>Ja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,MI</text:p>
          </table:table-cell>
          <table:table-cell table:style-name="ce13" office:value-type="string" calcext:value-type="string">
            <text:p>Pflicht &amp; Vertiefung</text:p>
          </table:table-cell>
          <table:table-cell table:style-name="ce13" office:value-type="string" calcext:value-type="string">
            <text:p>WI-DSE/IE/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Bürgin Reto</text:p>
          </table:table-cell>
          <table:table-cell table:style-name="ce6" office:value-type="string" calcext:value-type="string">
            <text:p><text:a xlink:href="https://eventoweb.zhaw.ch/Evt_Pages/Brn_ModulDetailAZ.aspx?IDAnlass=1746384&amp;date=662249088000000000" xlink:type="simple">WIV.SDA</text:a></text:p>
          </table:table-cell>
          <table:table-cell table:style-name="ce3" office:value-type="string" calcext:value-type="string">
            <text:p>Survey Design und Analys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bure</text:p>
          </table:table-cell>
          <table:table-cell table:style-name="ce3" office:value-type="string" calcext:value-type="string">
            <text:p>WI5-W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Braschler Mart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23&amp;clearcache=true&amp;date=662248224000000000" xlink:type="simple">WV.IE1</text:a></text:p>
          </table:table-cell>
          <table:table-cell table:style-name="ce3" office:value-type="string" calcext:value-type="string">
            <text:p>Information Engineering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Bürgin Reto</text:p>
          </table:table-cell>
          <table:table-cell table:style-name="ce6" office:value-type="string" calcext:value-type="string">
            <text:p><text:a xlink:href="https://eventoweb.zhaw.ch/Evt_Pages/Brn_ModulDetailAZ.aspx?IDAnlass=1841993&amp;date=662249088000000000" xlink:type="simple">WVK.DABEF</text:a></text:p>
          </table:table-cell>
          <table:table-cell table:style-name="ce3" office:value-type="string" calcext:value-type="string">
            <text:p>Datenerhebungen mit Befragungen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bure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Burkert Gerri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32&amp;clearcache=true&amp;date=662248224000000000" xlink:type="simple">WV.PSPP</text:a></text:p>
          </table:table-cell>
          <table:table-cell table:style-name="ce3" office:value-type="string" calcext:value-type="string">
            <text:p>Programmiersprachen und -paradigmen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bkrt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Burri Adrian</text:p>
          </table:table-cell>
          <table:table-cell table:style-name="ce6" office:value-type="string" calcext:value-type="string">
            <text:p><text:a xlink:href="https://eventoweb.zhaw.ch/Evt_Pages/Brn_ModulDetailAZ.aspx?IDAnlass=1941114&amp;date=662249088000000000" xlink:type="simple">WVK.BW-NPD</text:a></text:p>
          </table:table-cell>
          <table:table-cell table:style-name="ce3" office:value-type="string" calcext:value-type="string">
            <text:p>Blockwoche Nachhaltiges Produktdesign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burd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27;KW36/3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Ja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26" calcext:value-type="float">
            <text:p>26</text:p>
          </table:table-cell>
        </table:table-row>
        <table:table-row table:style-name="ro2">
          <table:table-cell table:style-name="ce3" office:value-type="string" calcext:value-type="string">
            <text:p>Burri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427&amp;clearcache=true&amp;date=662248224000000000" xlink:type="simple">WVK.CECO</text:a></text:p>
          </table:table-cell>
          <table:table-cell table:style-name="ce3" office:value-type="string" calcext:value-type="string">
            <text:p>Circular Economy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burd</text:p>
          </table:table-cell>
          <table:table-cell table:style-name="ce3" office:value-type="string" calcext:value-type="string">
            <text:p>AV5,DS5,ET5,EU5,IT5,MT5,ST5,VS5,WI6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26" calcext:value-type="float">
            <text:p>26</text:p>
          </table:table-cell>
        </table:table-row>
        <table:table-row table:style-name="ro2" table:visibility="filter">
          <table:table-cell table:style-name="ce3" office:value-type="string" calcext:value-type="string">
            <text:p>Capone Pierluigi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81&amp;clearcache=true&amp;date=662248224000000000" xlink:type="simple">AVV.ACSYS-CS-EN</text:a></text:p>
          </table:table-cell>
          <table:table-cell table:style-name="ce3" office:value-type="string" calcext:value-type="string">
            <text:p>Aircraft Systems - Control Systems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capo</text:p>
          </table:table-cell>
          <table:table-cell table:style-name="ce3" office:value-type="string" calcext:value-type="string">
            <text:p>AV6-T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T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Capone Pierluigi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66&amp;clearcache=true&amp;date=662248224000000000" xlink:type="simple">AVV.FMSI-EN</text:a></text:p>
          </table:table-cell>
          <table:table-cell table:style-name="ce3" office:value-type="string" calcext:value-type="string">
            <text:p>Flight Mechanics and Simulation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capo</text:p>
          </table:table-cell>
          <table:table-cell table:style-name="ce3" office:value-type="string" calcext:value-type="string">
            <text:p>AV6-T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T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Capone Pierluigi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52&amp;clearcache=true&amp;date=662248224000000000" xlink:type="simple">AVV.RAMS-EN</text:a></text:p>
          </table:table-cell>
          <table:table-cell table:style-name="ce3" office:value-type="string" calcext:value-type="string">
            <text:p>Systems Reliability, Availability, Maintainability and Safety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capo</text:p>
          </table:table-cell>
          <table:table-cell table:style-name="ce3" office:value-type="string" calcext:value-type="string">
            <text:p>AV6-TE/O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TE/O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Bütikofer Steph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858&amp;clearcache=true&amp;date=662248224000000000" xlink:type="simple">WV.NE</text:a></text:p>
          </table:table-cell>
          <table:table-cell table:style-name="ce3" office:value-type="string" calcext:value-type="string">
            <text:p>Netzentwicklung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buts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Carabias-Hütter Vicente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056&amp;clearcache=true&amp;date=662248224000000000" xlink:type="simple">WV.FUTUR</text:a></text:p>
          </table:table-cell>
          <table:table-cell table:style-name="ce3" office:value-type="string" calcext:value-type="string">
            <text:p>Foresight und Szenarien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cahu</text:p>
          </table:table-cell>
          <table:table-cell table:style-name="ce3" office:value-type="string" calcext:value-type="string">
            <text:p>EU5-NTEC,EU6-ELEE/THET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e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NTEC</text:p>
          </table:table-cell>
          <table:table-cell table:style-name="ce13" office:value-type="string" calcext:value-type="string">
            <text:p>EU-ELEE/TH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Carabias-Hütter Vicente</text:p>
          </table:table-cell>
          <table:table-cell table:style-name="ce6" office:value-type="string" calcext:value-type="string">
            <text:p><text:a xlink:href="https://eventoweb.zhaw.ch/Evt_Pages/Brn_ModulDetailAZ.aspx?IDAnlass=1941125&amp;date=662249088000000000" xlink:type="simple">WVK.BW-SMART</text:a></text:p>
          </table:table-cell>
          <table:table-cell table:style-name="ce3" office:value-type="string" calcext:value-type="string">
            <text:p>Blockwoche Smart Living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cahu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und 6. Semester</text:p>
          </table:table-cell>
          <table:table-cell table:style-name="ce3" office:value-type="string" calcext:value-type="string">
            <text:p>5. Sem/6. Sem/7. Sem</text:p>
          </table:table-cell>
          <table:table-cell table:style-name="ce3" office:value-type="string" calcext:value-type="string">
            <text:p>KW5/6;KW27;KW36/3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string" calcext:value-type="string">
            <text:p>Ja;Ja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Chavarriaga Ricardo</text:p>
          </table:table-cell>
          <table:table-cell table:style-name="ce6" office:value-type="string" calcext:value-type="string">
            <text:p><text:a xlink:href="https://eventoweb.zhaw.ch/Evt_Pages/Brn_ModulDetailAZ.aspx?IDAnlass=1829209&amp;date=662249088000000000" xlink:type="simple">WV.RL-EN</text:a></text:p>
          </table:table-cell>
          <table:table-cell table:style-name="ce3" office:value-type="string" calcext:value-type="string">
            <text:p>Reinforcement Learning</text:p>
          </table:table-cell>
          <table:table-cell table:style-name="ce3" office:value-type="string" calcext:value-type="string">
            <text:p>CAI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DS6,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IT)/7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Christiansen Klaus</text:p>
          </table:table-cell>
          <table:table-cell table:style-name="ce6" office:value-type="string" calcext:value-type="string">
            <text:p><text:a xlink:href="https://eventoweb.zhaw.ch/Evt_Pages/Brn_ModulDetailAZ.aspx?IDAnlass=1671083&amp;date=662249088000000000" xlink:type="simple">WV.MARO-EN</text:a></text:p>
          </table:table-cell>
          <table:table-cell table:style-name="ce3" office:value-type="string" calcext:value-type="string">
            <text:p>Maintenance, Airworthiness Management, Regulations and Operator Organisation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xchl,regl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18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Colotti Albert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75&amp;clearcache=true&amp;date=662248224000000000" xlink:type="simple">WV.LEA1</text:a></text:p>
          </table:table-cell>
          <table:table-cell table:style-name="ce3" office:value-type="string" calcext:value-type="string">
            <text:p>Leistungselektronik und Elektrische Antriebe 1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cota</text:p>
          </table:table-cell>
          <table:table-cell table:style-name="ce3" office:value-type="string" calcext:value-type="string">
            <text:p>ET5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Colotti Albert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72&amp;clearcache=true&amp;date=662248224000000000" xlink:type="simple">WV.LEA2</text:a></text:p>
          </table:table-cell>
          <table:table-cell table:style-name="ce3" office:value-type="string" calcext:value-type="string">
            <text:p>Leistungselektronik und Elektrische Antriebe 2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cota</text:p>
          </table:table-cell>
          <table:table-cell table:style-name="ce3" office:value-type="string" calcext:value-type="string">
            <text:p>ET5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Czerner Stef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80&amp;clearcache=true&amp;date=662248224000000000" xlink:type="simple">WV.AFV-EN</text:a></text:p>
          </table:table-cell>
          <table:table-cell table:style-name="ce3" office:value-type="string" calcext:value-type="string">
            <text:p>Additive Manufacturing (3D printing)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czer</text:p>
          </table:table-cell>
          <table:table-cell table:style-name="ce3" office:value-type="string" calcext:value-type="string">
            <text:p>MT7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2">
          <table:table-cell table:style-name="ce3" office:value-type="string" calcext:value-type="string">
            <text:p>Darvishy Alireza</text:p>
          </table:table-cell>
          <table:table-cell table:style-name="ce6" office:value-type="string" calcext:value-type="string">
            <text:p><text:a xlink:href="https://eventoweb.zhaw.ch/Evt_Pages/Brn_ModulDetailAZ.aspx?IDAnlass=1838845&amp;date=662249088000000000" xlink:type="simple">WVU.DAST-EN</text:a></text:p>
          </table:table-cell>
          <table:table-cell table:style-name="ce3" office:value-type="string" calcext:value-type="string">
            <text:p>Digital Assistive Technologies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dvya</text:p>
          </table:table-cell>
          <table:table-cell table:style-name="ce3" office:value-type="string" calcext:value-type="string">
            <text:p>AV6,DS6,ET5,EU6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De Martinis Valeri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876&amp;clearcache=true&amp;date=662248224000000000" xlink:type="simple">WV.LK</text:a></text:p>
          </table:table-cell>
          <table:table-cell table:style-name="ce3" office:value-type="string" calcext:value-type="string">
            <text:p>Leittechnik und Kundeninformation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demn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Del Duce Andrea</text:p>
          </table:table-cell>
          <table:table-cell table:style-name="ce6" office:value-type="string" calcext:value-type="string">
            <text:p><text:a xlink:href="https://eventoweb.zhaw.ch/Evt_Pages/Brn_ModulDetailAZ.aspx?IDAnlass=1941120&amp;date=662249088000000000" xlink:type="simple">WVK.BW-NATRE</text:a></text:p>
          </table:table-cell>
          <table:table-cell table:style-name="ce3" office:value-type="string" calcext:value-type="string">
            <text:p>Blockwoche Nachhaltige Treibstoffe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delc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und 6. Semester</text:p>
          </table:table-cell>
          <table:table-cell table:style-name="ce3" office:value-type="string" calcext:value-type="string">
            <text:p>5. Sem/6. Sem/7. Sem</text:p>
          </table:table-cell>
          <table:table-cell table:style-name="ce3" office:value-type="string" calcext:value-type="string">
            <text:p>KW5;KW36/3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string" calcext:value-type="string">
            <text:p>Ja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Del Duce Andrea</text:p>
          </table:table-cell>
          <table:table-cell table:style-name="ce6" office:value-type="string" calcext:value-type="string">
            <text:p><text:a xlink:href="https://eventoweb.zhaw.ch/Evt_Pages/Brn_ModulDetailAZ.aspx?IDAnlass=1684405&amp;date=662249088000000000" xlink:type="simple">WVK.SWA</text:a></text:p>
          </table:table-cell>
          <table:table-cell table:style-name="ce3" office:value-type="string" calcext:value-type="string">
            <text:p>Schlüsselkompetenz Wissenschaftliches Arbeiten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delc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und 6. Semester</text:p>
          </table:table-cell>
          <table:table-cell table:style-name="ce3" office:value-type="string" calcext:value-type="string">
            <text:p>5. Sem/6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Dennig Hans-Jörg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25&amp;clearcache=true&amp;date=662248224000000000" xlink:type="simple">WV.VTEC1</text:a></text:p>
          </table:table-cell>
          <table:table-cell table:style-name="ce3" office:value-type="string" calcext:value-type="string">
            <text:p>Verkehrstechnik 1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denn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2">
          <table:table-cell table:style-name="ce3" office:value-type="string" calcext:value-type="string">
            <text:p>Dennig Hans-Jörg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48&amp;clearcache=true&amp;date=662248224000000000" xlink:type="simple">WV.VTEC2</text:a></text:p>
          </table:table-cell>
          <table:table-cell table:style-name="ce3" office:value-type="string" calcext:value-type="string">
            <text:p>Verkehrstechnik 2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denn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2">
          <table:table-cell table:style-name="ce3" office:value-type="string" calcext:value-type="string">
            <text:p>Dettling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873&amp;clearcache=true&amp;date=662248224000000000" xlink:type="simple">WV.MDA</text:a></text:p>
          </table:table-cell>
          <table:table-cell table:style-name="ce3" office:value-type="string" calcext:value-type="string">
            <text:p>Mobility Data Analytic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dtli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Dettling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871&amp;clearcache=true&amp;date=662248224000000000" xlink:type="simple">WV.MDM</text:a></text:p>
          </table:table-cell>
          <table:table-cell table:style-name="ce3" office:value-type="string" calcext:value-type="string">
            <text:p>Mobility Data Mining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dtli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Dingerkus Stef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789&amp;clearcache=true&amp;date=662248224000000000" xlink:type="simple">WV.ERPL</text:a></text:p>
          </table:table-cell>
          <table:table-cell table:style-name="ce3" office:value-type="string" calcext:value-type="string">
            <text:p>Enterprise Resource Planning - Produktion und Logistik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dgks</text:p>
          </table:table-cell>
          <table:table-cell table:style-name="ce3" office:value-type="string" calcext:value-type="string">
            <text:p>VS6,WI5-I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(VS)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WI-IE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Dingerkus Stef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63&amp;clearcache=true&amp;date=662248224000000000" xlink:type="simple">WVK.ITR</text:a></text:p>
          </table:table-cell>
          <table:table-cell table:style-name="ce3" office:value-type="string" calcext:value-type="string">
            <text:p>Informatikrech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dgks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Dingerkus Stef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86&amp;clearcache=true&amp;date=662248224000000000" xlink:type="simple">WVK.PATR</text:a></text:p>
          </table:table-cell>
          <table:table-cell table:style-name="ce3" office:value-type="string" calcext:value-type="string">
            <text:p>Patentrech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dgks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3" office:value-type="string" calcext:value-type="string">
            <text:p>Dömer Manuel</text:p>
          </table:table-cell>
          <table:table-cell table:style-name="ce6" office:value-type="string" calcext:value-type="string">
            <text:p><text:a xlink:href="https://eventoweb.zhaw.ch/Evt_Pages/Brn_ModulDetailAZ.aspx?IDAnlass=1941088&amp;date=662249088000000000" xlink:type="simple">WVK.BW-DAAI2-EN</text:a></text:p>
          </table:table-cell>
          <table:table-cell table:style-name="ce3" office:value-type="string" calcext:value-type="string">
            <text:p>Blockweek Data Analytics and Artificial Intelligence Summer School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doem</text:p>
          </table:table-cell>
          <table:table-cell table:style-name="ce3" office:value-type="string" calcext:value-type="string">
            <text:p>DS5,IT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30/3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,WI</text:p>
          </table:table-cell>
          <table:table-cell table:style-name="ce13" office:value-type="float" office:value="0" calcext:value-type="float">
            <text:p>0</text:p>
          </table:table-cell>
          <table:table-cell table:style-name="ce3"/>
          <table:table-cell table:style-name="ce19"/>
        </table:table-row>
        <table:table-row table:style-name="ro2" table:visibility="filter">
          <table:table-cell table:style-name="ce3" office:value-type="string" calcext:value-type="string">
            <text:p>Dömer Manuel</text:p>
          </table:table-cell>
          <table:table-cell table:style-name="ce6" office:value-type="string" calcext:value-type="string">
            <text:p><text:a xlink:href="https://eventoweb.zhaw.ch/Evt_Pages/Brn_ModulDetailAZ.aspx?IDAnlass=1941078&amp;date=662249088000000000" xlink:type="simple">WVU.BW-DAAI1-EN</text:a></text:p>
          </table:table-cell>
          <table:table-cell table:style-name="ce3" office:value-type="string" calcext:value-type="string">
            <text:p>Blockweek Data Analytics and Artificial Intelligence Summer School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doem</text:p>
          </table:table-cell>
          <table:table-cell table:style-name="ce3" office:value-type="string" calcext:value-type="string">
            <text:p>IT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28/29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,WI</text:p>
          </table:table-cell>
          <table:table-cell table:style-name="ce13" office:value-type="float" office:value="0" calcext:value-type="float">
            <text:p>0</text:p>
          </table:table-cell>
          <table:table-cell table:style-name="ce3"/>
          <table:table-cell table:style-name="ce19"/>
        </table:table-row>
        <table:table-row table:style-name="ro2" table:visibility="filter">
          <table:table-cell table:style-name="ce3" office:value-type="string" calcext:value-type="string">
            <text:p>Dömer Manuel</text:p>
          </table:table-cell>
          <table:table-cell table:style-name="ce6" office:value-type="string" calcext:value-type="string">
            <text:p><text:a xlink:href="https://eventoweb.zhaw.ch/Evt_Pages/Brn_ModulDetailAZ.aspx?IDAnlass=1941086&amp;date=662249088000000000" xlink:type="simple">WVK.BW-CMIS-EN</text:a></text:p>
          </table:table-cell>
          <table:table-cell table:style-name="ce3" office:value-type="string" calcext:value-type="string">
            <text:p>Blockweek Summer School Creating Meaningful and Impactful Solutions</text:p>
          </table:table-cell>
          <table:table-cell table:style-name="ce3" office:value-type="string" calcext:value-type="string">
            <text:p>Leitung Lehre</text:p>
          </table:table-cell>
          <table:table-cell table:style-name="ce3" office:value-type="string" calcext:value-type="string">
            <text:p>doem</text:p>
          </table:table-cell>
          <table:table-cell table:style-name="ce3" office:value-type="string" calcext:value-type="string">
            <text:p>DS5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Sem</text:p>
          </table:table-cell>
          <table:table-cell table:style-name="ce3" office:value-type="string" calcext:value-type="string">
            <text:p>KW3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Ja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</text:p>
          </table:table-cell>
          <table:table-cell table:style-name="ce13"/>
          <table:table-cell table:style-name="ce3"/>
          <table:table-cell table:style-name="ce19"/>
        </table:table-row>
        <table:table-row table:style-name="ro2">
          <table:table-cell table:style-name="ce3" office:value-type="string" calcext:value-type="string">
            <text:p>Doran Hans</text:p>
          </table:table-cell>
          <table:table-cell table:style-name="ce6" office:value-type="string" calcext:value-type="string">
            <text:p><text:a xlink:href="https://eventoweb.zhaw.ch/Evt_Pages/Brn_ModulDetailAZ.aspx?IDAnlass=1829192&amp;date=662249088000000000" xlink:type="simple">WV.DSIOT-EN</text:a></text:p>
          </table:table-cell>
          <table:table-cell table:style-name="ce3" office:value-type="string" calcext:value-type="string">
            <text:p>Data Science in Industrial IoT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donn</text:p>
          </table:table-cell>
          <table:table-cell table:style-name="ce3" office:value-type="string" calcext:value-type="string">
            <text:p>DS6;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Doran Han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01&amp;clearcache=true&amp;date=662248224000000000" xlink:type="simple">WV.IOT1-EN</text:a></text:p>
          </table:table-cell>
          <table:table-cell table:style-name="ce3" office:value-type="string" calcext:value-type="string">
            <text:p>Internet of Things 1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donn</text:p>
          </table:table-cell>
          <table:table-cell table:style-name="ce3" office:value-type="string" calcext:value-type="string">
            <text:p>DS6,ET5,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ET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 table:visibility="filter">
          <table:table-cell table:style-name="ce3" office:value-type="string" calcext:value-type="string">
            <text:p>Eberle Arm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57&amp;clearcache=true&amp;date=662248224000000000" xlink:type="simple">WIV.VWL</text:a></text:p>
          </table:table-cell>
          <table:table-cell table:style-name="ce3" office:value-type="string" calcext:value-type="string">
            <text:p>Volkswirtschaftslehre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ebea</text:p>
          </table:table-cell>
          <table:table-cell table:style-name="ce3" office:value-type="string" calcext:value-type="string">
            <text:p>WI4-WM</text:p>
          </table:table-cell>
          <table:table-cell table:style-name="ce3" office:value-type="string" calcext:value-type="string">
            <text:p>3. Semester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Doran Han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41&amp;clearcache=true&amp;date=662248224000000000" xlink:type="simple">WV.MPC-EN</text:a></text:p>
          </table:table-cell>
          <table:table-cell table:style-name="ce3" office:value-type="string" calcext:value-type="string">
            <text:p>Multicore and Parallel Computing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donn</text:p>
          </table:table-cell>
          <table:table-cell table:style-name="ce3" office:value-type="string" calcext:value-type="string">
            <text:p>ET5,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Eberle Arm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084&amp;clearcache=true&amp;date=662248224000000000" xlink:type="simple">WV.SASO</text:a></text:p>
          </table:table-cell>
          <table:table-cell table:style-name="ce3" office:value-type="string" calcext:value-type="string">
            <text:p>Smart Solutions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ebea</text:p>
          </table:table-cell>
          <table:table-cell table:style-name="ce3" office:value-type="string" calcext:value-type="string">
            <text:p>EU5-NTEC,EU6-ELEE/THET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NTEC</text:p>
          </table:table-cell>
          <table:table-cell table:style-name="ce13" office:value-type="string" calcext:value-type="string">
            <text:p>EU-ELEE/TH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6,7</text:p>
          </table:table-cell>
        </table:table-row>
        <table:table-row table:style-name="ro2">
          <table:table-cell table:style-name="ce3" office:value-type="string" calcext:value-type="string">
            <text:p>Eberle Arm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57&amp;clearcache=true&amp;date=662248224000000000" xlink:type="simple">WVK.CLEANT</text:a></text:p>
          </table:table-cell>
          <table:table-cell table:style-name="ce3" office:value-type="string" calcext:value-type="string">
            <text:p>Cleantech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ebea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6,7</text:p>
          </table:table-cell>
        </table:table-row>
        <table:table-row table:style-name="ro2">
          <table:table-cell table:style-name="ce3" office:value-type="string" calcext:value-type="string">
            <text:p>Eberle Arm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501&amp;clearcache=true&amp;date=662248224000000000" xlink:type="simple">WVK.MMA</text:a></text:p>
          </table:table-cell>
          <table:table-cell table:style-name="ce3" office:value-type="string" calcext:value-type="string">
            <text:p>Marketing und Marktbearbeitung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ebea</text:p>
          </table:table-cell>
          <table:table-cell table:style-name="ce3" office:value-type="string" calcext:value-type="string">
            <text:p>AV5,DS5,ET5,EU5,IT5,MT5,ST5,VS5,WI6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6,7</text:p>
          </table:table-cell>
        </table:table-row>
        <table:table-row table:style-name="ro2">
          <table:table-cell table:style-name="ce3" office:value-type="string" calcext:value-type="string">
            <text:p>Eberle Arm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54&amp;clearcache=true&amp;date=662248224000000000" xlink:type="simple">WVK.WEF</text:a></text:p>
          </table:table-cell>
          <table:table-cell table:style-name="ce3" office:value-type="string" calcext:value-type="string">
            <text:p>Wirtschaftliches/Gesellschaftliches Umfeld als Erfolgsfaktor 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ebea</text:p>
          </table:table-cell>
          <table:table-cell table:style-name="ce3" office:value-type="string" calcext:value-type="string">
            <text:p>AV5,DS5,ET5,EU5,IT5,MT5,ST5,VS5,WI6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6,7</text:p>
          </table:table-cell>
        </table:table-row>
        <table:table-row table:style-name="ro2">
          <table:table-cell table:style-name="ce3" office:value-type="string" calcext:value-type="string">
            <text:p>Eberle Armin</text:p>
          </table:table-cell>
          <table:table-cell table:style-name="ce6" office:value-type="string" calcext:value-type="string">
            <text:p><text:a xlink:href="https://eventoweb.zhaw.ch/Evt_Pages/Brn_ModulDetailAZ.aspx?IDAnlass=1842018&amp;date=662249088000000000" xlink:type="simple">WVU.ESM</text:a></text:p>
          </table:table-cell>
          <table:table-cell table:style-name="ce3" office:value-type="string" calcext:value-type="string">
            <text:p>Enterprise Sustainability Managemen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ebea</text:p>
          </table:table-cell>
          <table:table-cell table:style-name="ce3" office:value-type="string" calcext:value-type="string">
            <text:p>AV6,DS6,ET5,EU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6,7</text:p>
          </table:table-cell>
        </table:table-row>
        <table:table-row table:style-name="ro2">
          <table:table-cell table:style-name="ce3" office:value-type="string" calcext:value-type="string">
            <text:p>Eschle Patrik</text:p>
          </table:table-cell>
          <table:table-cell table:style-name="ce6" office:value-type="string" calcext:value-type="string">
            <text:p><text:a xlink:href="https://eventoweb.zhaw.ch/Evt_Pages/Brn_ModulDetailAZ.aspx?IDAnlass=1838878&amp;date=662249088000000000" xlink:type="simple">WVU.PHMOD</text:a></text:p>
          </table:table-cell>
          <table:table-cell table:style-name="ce3" office:value-type="string" calcext:value-type="string">
            <text:p>Moderne Physik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escl</text:p>
          </table:table-cell>
          <table:table-cell table:style-name="ce3" office:value-type="string" calcext:value-type="string">
            <text:p>AV6,ET5,EU6,IT6,MT7,VS6,WI6</text:p>
          </table:table-cell>
          <table:table-cell table:style-name="ce3" office:value-type="string" calcext:value-type="string">
            <text:p>5. Sem/6. Sem</text:p>
          </table:table-cell>
          <table:table-cell table:style-name="ce3" office:value-type="string" calcext:value-type="string">
            <text:p>5. Sem/6. Sem/7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ET,EU,IT,M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Fassbind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65&amp;clearcache=true&amp;date=662248224000000000" xlink:type="simple">MTV.SPP1</text:a></text:p>
          </table:table-cell>
          <table:table-cell table:style-name="ce3" office:value-type="string" calcext:value-type="string">
            <text:p>Smart Products and Production 1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faad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string" calcext:value-type="string">
            <text:p>25,26</text:p>
          </table:table-cell>
        </table:table-row>
        <table:table-row table:style-name="ro2">
          <table:table-cell table:style-name="ce3" office:value-type="string" calcext:value-type="string">
            <text:p>Fassbind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69&amp;clearcache=true&amp;date=662248224000000000" xlink:type="simple">MTV.SPP1-EN</text:a></text:p>
          </table:table-cell>
          <table:table-cell table:style-name="ce3" office:value-type="string" calcext:value-type="string">
            <text:p>Smart Products and Production 1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faad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string" calcext:value-type="string">
            <text:p>25,26</text:p>
          </table:table-cell>
        </table:table-row>
        <table:table-row table:style-name="ro2">
          <table:table-cell table:style-name="ce3" office:value-type="string" calcext:value-type="string">
            <text:p>Fassbind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91&amp;clearcache=true&amp;date=662248224000000000" xlink:type="simple">MTV.SPP2</text:a></text:p>
          </table:table-cell>
          <table:table-cell table:style-name="ce3" office:value-type="string" calcext:value-type="string">
            <text:p>Smart Products and Production 2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faad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string" calcext:value-type="string">
            <text:p>25,26</text:p>
          </table:table-cell>
        </table:table-row>
        <table:table-row table:style-name="ro2" table:visibility="filter">
          <table:table-cell table:style-name="ce3" office:value-type="string" calcext:value-type="string">
            <text:p>Felux Micha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72&amp;clearcache=true&amp;date=662248224000000000" xlink:type="simple">AVV.INFRA-INT</text:a></text:p>
          </table:table-cell>
          <table:table-cell table:style-name="ce3" office:value-type="string" calcext:value-type="string">
            <text:p>Infrastructure - Integration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felu,wate</text:p>
          </table:table-cell>
          <table:table-cell table:style-name="ce3" office:value-type="string" calcext:value-type="string">
            <text:p>AV6-O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O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Fassbind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95&amp;clearcache=true&amp;date=662248224000000000" xlink:type="simple">MTV.SPP2-EN</text:a></text:p>
          </table:table-cell>
          <table:table-cell table:style-name="ce3" office:value-type="string" calcext:value-type="string">
            <text:p>Smart Products and Production 2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faad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string" calcext:value-type="string">
            <text:p>25,26</text:p>
          </table:table-cell>
        </table:table-row>
        <table:table-row table:style-name="ro2" table:visibility="filter">
          <table:table-cell table:style-name="ce3" office:value-type="string" calcext:value-type="string">
            <text:p>Fluder Otto</text:p>
          </table:table-cell>
          <table:table-cell table:style-name="ce6" office:value-type="string" calcext:value-type="string">
            <text:p><text:a xlink:href="https://eventoweb.zhaw.ch/Evt_Pages/Brn_ModulDetailAZ.aspx?IDAnlass=1838875&amp;date=662249088000000000" xlink:type="simple">WVU.LABVIEW</text:a></text:p>
          </table:table-cell>
          <table:table-cell table:style-name="ce3" office:value-type="string" calcext:value-type="string">
            <text:p>Realtime Daten-Erfassung/-Analyse mit LabVIEW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fldr</text:p>
          </table:table-cell>
          <table:table-cell table:style-name="ce3" office:value-type="string" calcext:value-type="string">
            <text:p>AV6,DS6,ET5,EU6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Ja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IT,MT,ST,VS,WI</text:p>
          </table:table-cell>
          <table:table-cell table:style-name="ce13"/>
          <table:table-cell table:style-name="ce3"/>
          <table:table-cell table:style-name="ce19"/>
        </table:table-row>
        <table:table-row table:style-name="ro2" table:visibility="filter">
          <table:table-cell table:style-name="ce3" office:value-type="string" calcext:value-type="string">
            <text:p>Friedrichs Wilm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60108&amp;clearcache=true&amp;date=662248224000000000" xlink:type="simple">WV.FTL-EN</text:a></text:p>
          </table:table-cell>
          <table:table-cell table:style-name="ce3" office:value-type="string" calcext:value-type="string">
            <text:p>Flight Test Laboratory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friw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5. Semester</text:p>
          </table:table-cell>
          <table:table-cell table:style-name="ce3" office:value-type="string" calcext:value-type="string">
            <text:p>???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float" office:value="0" calcext:value-type="float">
            <text:p>0</text:p>
          </table:table-cell>
          <table:table-cell table:style-name="ce3"/>
          <table:table-cell table:style-name="ce19"/>
        </table:table-row>
        <table:table-row table:style-name="ro2">
          <table:table-cell table:style-name="ce3" office:value-type="string" calcext:value-type="string">
            <text:p>Flumini Dandol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424&amp;clearcache=true&amp;date=662248224000000000" xlink:type="simple">WV.FUP</text:a></text:p>
          </table:table-cell>
          <table:table-cell table:style-name="ce3" office:value-type="string" calcext:value-type="string">
            <text:p>Funktionale Programmierung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flum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Friedrichs Wilm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373&amp;clearcache=true&amp;date=662248224000000000" xlink:type="simple">WV.NEA-EN</text:a></text:p>
          </table:table-cell>
          <table:table-cell table:style-name="ce3" office:value-type="string" calcext:value-type="string">
            <text:p>Numerical and Experimental Aerodynamics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friw</text:p>
          </table:table-cell>
          <table:table-cell table:style-name="ce3" office:value-type="string" calcext:value-type="string">
            <text:p>AV5,MT7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Sem/MT 7.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 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6" calcext:value-type="float">
            <text:p>26</text:p>
          </table:table-cell>
        </table:table-row>
        <table:table-row table:style-name="ro2">
          <table:table-cell table:style-name="ce3" office:value-type="string" calcext:value-type="string">
            <text:p>Frischknecht Thomas, Gasser Ret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414&amp;clearcache=true&amp;date=662248224000000000" xlink:type="simple">WV.ASERP</text:a></text:p>
          </table:table-cell>
          <table:table-cell table:style-name="ce3" office:value-type="string" calcext:value-type="string">
            <text:p>Aviation Security and Emergency Response Plan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xfsi,xgso,regl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31" calcext:value-type="float">
            <text:p>31</text:p>
          </table:table-cell>
        </table:table-row>
        <table:table-row table:style-name="ro2">
          <table:table-cell table:style-name="ce3" office:value-type="string" calcext:value-type="string">
            <text:p>Füchslin Rudolf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48821&amp;clearcache=true&amp;date=662248224000000000" xlink:type="simple">WV.QI</text:a></text:p>
          </table:table-cell>
          <table:table-cell table:style-name="ce3" office:value-type="string" calcext:value-type="string">
            <text:p>Einführung in die Quanteninformatik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furu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Fusek Pet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19&amp;clearcache=true&amp;date=662248224000000000" xlink:type="simple">XWV.OR</text:a></text:p>
          </table:table-cell>
          <table:table-cell table:style-name="ce3" office:value-type="string" calcext:value-type="string">
            <text:p>Operations Research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VS4,WI4-DSE/IE,IT6</text:p>
          </table:table-cell>
          <table:table-cell table:style-name="ce3" office:value-type="string" calcext:value-type="string">
            <text:p>3. Semester (VS/WI)/5.Sem (IT)</text:p>
          </table:table-cell>
          <table:table-cell table:style-name="ce3" office:value-type="string" calcext:value-type="string">
            <text:p>5.Sem(IT,VS,WI)/7.Sem(IT)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Pflicht &amp; Vertiefung &amp; WPFM</text:p>
          </table:table-cell>
          <table:table-cell table:style-name="ce13" office:value-type="string" calcext:value-type="string">
            <text:p>WI-DSE/IE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Gomez Claudi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864&amp;clearcache=true&amp;date=662248224000000000" xlink:type="simple">WV.MOSI1</text:a></text:p>
          </table:table-cell>
          <table:table-cell table:style-name="ce3" office:value-type="string" calcext:value-type="string">
            <text:p>Modellierung und Simulation 1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gome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>
          <table:table-cell table:style-name="ce3" office:value-type="string" calcext:value-type="string">
            <text:p>Gomez Claudi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862&amp;clearcache=true&amp;date=662248224000000000" xlink:type="simple">WV.MOSI2</text:a></text:p>
          </table:table-cell>
          <table:table-cell table:style-name="ce3" office:value-type="string" calcext:value-type="string">
            <text:p>Modellierung und Simulation 2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gome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 table:visibility="filter">
          <table:table-cell table:style-name="ce3" office:value-type="string" calcext:value-type="string">
            <text:p>Grüninger Miach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513&amp;clearcache=true&amp;date=662248224000000000" xlink:type="simple">AVV.FL-OPS-EN</text:a></text:p>
          </table:table-cell>
          <table:table-cell table:style-name="ce3" office:value-type="string" calcext:value-type="string">
            <text:p>Flight Operations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xgng,regl</text:p>
          </table:table-cell>
          <table:table-cell table:style-name="ce3" office:value-type="string" calcext:value-type="string">
            <text:p>AV6-OE/ATP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OE/AT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Grabner Helmut</text:p>
          </table:table-cell>
          <table:table-cell table:style-name="ce6" office:value-type="string" calcext:value-type="string">
            <text:p><text:a xlink:href="https://eventoweb.zhaw.ch/Evt_Pages/Brn_ModulDetailAZ.aspx?IDAnlass=1842012&amp;date=662249088000000000" xlink:type="simple">WVU.7IN</text:a></text:p>
          </table:table-cell>
          <table:table-cell table:style-name="ce3" office:value-type="string" calcext:value-type="string">
            <text:p>7 Innovators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grbn</text:p>
          </table:table-cell>
          <table:table-cell table:style-name="ce3" office:value-type="string" calcext:value-type="string">
            <text:p>AV6,DS6,ET5,EU6,IT6,MT7,ST5,VS6,WI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Gürboy</text:p>
          </table:table-cell>
          <table:table-cell table:style-name="ce6" office:value-type="string" calcext:value-type="string">
            <text:p><text:a xlink:href="https://eventoweb.zhaw.ch/Evt_Pages/Brn_ModulDetailAZ.aspx?IDAnlass=1684402&amp;date=662249088000000000" xlink:type="simple">WVK.KONF</text:a></text:p>
          </table:table-cell>
          <table:table-cell table:style-name="ce3" office:value-type="string" calcext:value-type="string">
            <text:p>Konfliktmanagement</text:p>
          </table:table-cell>
          <table:table-cell table:style-name="ce3" office:value-type="string" calcext:value-type="string">
            <text:p>ILC</text:p>
          </table:table-cell>
          <table:table-cell table:style-name="ce3" office:value-type="string" calcext:value-type="string">
            <text:p>guri</text:p>
          </table:table-cell>
          <table:table-cell table:style-name="ce3" office:value-type="string" calcext:value-type="string">
            <text:p>AV5,DS5,ET5,EU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Häusler Hermann Ruth Esth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384&amp;clearcache=true&amp;date=662248224000000000" xlink:type="simple">WV.LFIA</text:a></text:p>
          </table:table-cell>
          <table:table-cell table:style-name="ce3" office:value-type="string" calcext:value-type="string">
            <text:p>Learning from Incidents and Accidents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hasr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2" table:visibility="filter">
          <table:table-cell table:style-name="ce3" office:value-type="string" calcext:value-type="string">
            <text:p>Sedding Helmu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60&amp;clearcache=true&amp;date=662248224000000000" xlink:type="simple">WIV.SIM</text:a></text:p>
          </table:table-cell>
          <table:table-cell table:style-name="ce3" office:value-type="string" calcext:value-type="string">
            <text:p>Simulation betrieblicher Prozess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sedd</text:p>
          </table:table-cell>
          <table:table-cell table:style-name="ce3" office:value-type="string" calcext:value-type="string">
            <text:p>WI5-DSE/I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/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Sedding Helmu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63&amp;clearcache=true&amp;date=662248224000000000" xlink:type="simple">WIV.SIM-EN</text:a></text:p>
          </table:table-cell>
          <table:table-cell table:style-name="ce3" office:value-type="string" calcext:value-type="string">
            <text:p>Simulation of Business Processe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sedd</text:p>
          </table:table-cell>
          <table:table-cell table:style-name="ce3" office:value-type="string" calcext:value-type="string">
            <text:p>WI5-DSE/I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/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Herrmann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05&amp;clearcache=true&amp;date=662248224000000000" xlink:type="simple">WIV.AOM</text:a></text:p>
          </table:table-cell>
          <table:table-cell table:style-name="ce3" office:value-type="string" calcext:value-type="string">
            <text:p>Advanced Operations Management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hemm</text:p>
          </table:table-cell>
          <table:table-cell table:style-name="ce3" office:value-type="string" calcext:value-type="string">
            <text:p>WI5-I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Heinzelmann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20&amp;clearcache=true&amp;date=662248224000000000" xlink:type="simple">WV.ESPLE</text:a></text:p>
          </table:table-cell>
          <table:table-cell table:style-name="ce3" office:value-type="string" calcext:value-type="string">
            <text:p>Elektrische Speicher und Leistungselektronik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heie</text:p>
          </table:table-cell>
          <table:table-cell table:style-name="ce3" office:value-type="string" calcext:value-type="string">
            <text:p>EU5-ELEE,EU6-THET/NTEC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e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ELEE</text:p>
          </table:table-cell>
          <table:table-cell table:style-name="ce13" office:value-type="string" calcext:value-type="string">
            <text:p>EU-THET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Hesselbarth Hanfried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405&amp;clearcache=true&amp;date=662248224000000000" xlink:type="simple">WV.LWC</text:a></text:p>
          </table:table-cell>
          <table:table-cell table:style-name="ce3" office:value-type="string" calcext:value-type="string">
            <text:p>Lightweight Construction in Aviation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hsbh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-TE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 table:visibility="filter">
          <table:table-cell table:style-name="ce3" office:value-type="string" calcext:value-type="string">
            <text:p>Hofer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78&amp;clearcache=true&amp;date=662248224000000000" xlink:type="simple">WIV.QS</text:a></text:p>
          </table:table-cell>
          <table:table-cell table:style-name="ce3" office:value-type="string" calcext:value-type="string">
            <text:p>Qualitätssicherung - Methoden und Instrument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hofc</text:p>
          </table:table-cell>
          <table:table-cell table:style-name="ce3" office:value-type="string" calcext:value-type="string">
            <text:p>WI5-I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Hochreutener Hanspet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49&amp;clearcache=true&amp;date=662248224000000000" xlink:type="simple">WV.OPTEL</text:a></text:p>
          </table:table-cell>
          <table:table-cell table:style-name="ce3" office:value-type="string" calcext:value-type="string">
            <text:p>Optoelektronik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hhrt</text:p>
          </table:table-cell>
          <table:table-cell table:style-name="ce3" office:value-type="string" calcext:value-type="string">
            <text:p>ET5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(ET)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Honegger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68&amp;clearcache=true&amp;date=662248224000000000" xlink:type="simple">WV.ROME1</text:a></text:p>
          </table:table-cell>
          <table:table-cell table:style-name="ce3" office:value-type="string" calcext:value-type="string">
            <text:p>Robotik und Mechatronik 1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honr</text:p>
          </table:table-cell>
          <table:table-cell table:style-name="ce3" office:value-type="string" calcext:value-type="string">
            <text:p>ET5,MT7,ST5-ROM,ST5-MED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(ET;MT)/5.Sem(ET;ST)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ROM</text:p>
          </table:table-cell>
          <table:table-cell table:style-name="ce13" office:value-type="string" calcext:value-type="string">
            <text:p>ET,MT,ST-MED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string" calcext:value-type="string">
            <text:p>Honegger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036&amp;clearcache=true&amp;date=662248224000000000" xlink:type="simple">WV.ROME2</text:a></text:p>
          </table:table-cell>
          <table:table-cell table:style-name="ce3" office:value-type="string" calcext:value-type="string">
            <text:p>Robotik und Mechatronik 2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honr</text:p>
          </table:table-cell>
          <table:table-cell table:style-name="ce3" office:value-type="string" calcext:value-type="string">
            <text:p>ET5,MT7,ST5-ROM,ST5-MED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Sem(ET;ST)/8.Sem(ET;MT)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ROM</text:p>
          </table:table-cell>
          <table:table-cell table:style-name="ce13" office:value-type="string" calcext:value-type="string">
            <text:p>ET,MT,ST-MED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string" calcext:value-type="string">
            <text:p>Hug Pet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76&amp;clearcache=true&amp;date=662248224000000000" xlink:type="simple">WV.ADE</text:a></text:p>
          </table:table-cell>
          <table:table-cell table:style-name="ce3" office:value-type="string" calcext:value-type="string">
            <text:p>Advanced Digital Engineering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hptr</text:p>
          </table:table-cell>
          <table:table-cell table:style-name="ce3" office:value-type="string" calcext:value-type="string">
            <text:p>MT7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string" calcext:value-type="string">
            <text:p>Hug Pet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73&amp;clearcache=true&amp;date=662248224000000000" xlink:type="simple">WV.ADP</text:a></text:p>
          </table:table-cell>
          <table:table-cell table:style-name="ce3" office:value-type="string" calcext:value-type="string">
            <text:p>Advanced Digital Production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hptr</text:p>
          </table:table-cell>
          <table:table-cell table:style-name="ce3" office:value-type="string" calcext:value-type="string">
            <text:p>MT7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string" calcext:value-type="string">
            <text:p>Hug Pet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69&amp;clearcache=true&amp;date=662248224000000000" xlink:type="simple">WV.INDE-EN</text:a></text:p>
          </table:table-cell>
          <table:table-cell table:style-name="ce3" office:value-type="string" calcext:value-type="string">
            <text:p>Industrial Design: Basic Principles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hptr</text:p>
          </table:table-cell>
          <table:table-cell table:style-name="ce3" office:value-type="string" calcext:value-type="string">
            <text:p>MT7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string" calcext:value-type="string">
            <text:p>Hutter Hans-Pete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46&amp;clearcache=true&amp;date=662248224000000000" xlink:type="simple">WV.NUI</text:a></text:p>
          </table:table-cell>
          <table:table-cell table:style-name="ce3" office:value-type="string" calcext:value-type="string">
            <text:p>Natural User Interfaces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huhp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>
          <table:table-cell table:style-name="ce3" office:value-type="string" calcext:value-type="string">
            <text:p>Järmann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5709&amp;clearcache=true&amp;date=662248224000000000" xlink:type="simple">WV.METE2</text:a></text:p>
          </table:table-cell>
          <table:table-cell table:style-name="ce3" office:value-type="string" calcext:value-type="string">
            <text:p>Medizintechnik 2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jart</text:p>
          </table:table-cell>
          <table:table-cell table:style-name="ce3" office:value-type="string" calcext:value-type="string">
            <text:p>ET5,MT7,ST5-MED,ST5-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2"/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MED</text:p>
          </table:table-cell>
          <table:table-cell table:style-name="ce13" office:value-type="string" calcext:value-type="string">
            <text:p>ET,ST-ROM,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Järmann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42506&amp;clearcache=true&amp;date=662248224000000000" xlink:type="simple">XXK.FUKI</text:a></text:p>
          </table:table-cell>
          <table:table-cell table:style-name="ce3" office:value-type="string" calcext:value-type="string">
            <text:p>Future Kids</text:p>
          </table:table-cell>
          <table:table-cell table:style-name="ce3" office:value-type="string" calcext:value-type="string">
            <text:p>Leitung Lehre</text:p>
          </table:table-cell>
          <table:table-cell table:style-name="ce3" office:value-type="string" calcext:value-type="string">
            <text:p>jart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und 7.Sem/5.Sem(AV,MT)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28" calcext:value-type="float">
            <text:p>28</text:p>
          </table:table-cell>
        </table:table-row>
        <table:table-row table:style-name="ro2">
          <table:table-cell table:style-name="ce3" office:value-type="string" calcext:value-type="string">
            <text:p>Kammer Adrian</text:p>
          </table:table-cell>
          <table:table-cell table:style-name="ce6" office:value-type="string" calcext:value-type="string">
            <text:p><text:a xlink:href="https://eventoweb.zhaw.ch/Evt_Pages/Brn_ModulDetailAZ.aspx?IDAnlass=1749812&amp;date=662249088000000000" xlink:type="simple">WVK.ENVE</text:a></text:p>
          </table:table-cell>
          <table:table-cell table:style-name="ce3" office:value-type="string" calcext:value-type="string">
            <text:p>Energiewirtschaft und Versorgungssicherhei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kama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8,9</text:p>
          </table:table-cell>
        </table:table-row>
        <table:table-row table:style-name="ro2">
          <table:table-cell table:style-name="ce3" office:value-type="string" calcext:value-type="string">
            <text:p>Kammer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66&amp;clearcache=true&amp;date=662248224000000000" xlink:type="simple">WVK.IVEST</text:a></text:p>
          </table:table-cell>
          <table:table-cell table:style-name="ce3" office:value-type="string" calcext:value-type="string">
            <text:p>Investition und Finanzierung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kama</text:p>
          </table:table-cell>
          <table:table-cell table:style-name="ce3" office:value-type="string" calcext:value-type="string">
            <text:p>AV5,DS5,ET5,EU5,IT5,MT5,ST5,VS5,WI6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;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8,9</text:p>
          </table:table-cell>
        </table:table-row>
        <table:table-row table:style-name="ro2">
          <table:table-cell table:style-name="ce3" office:value-type="string" calcext:value-type="string">
            <text:p>Kammer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98&amp;clearcache=true&amp;date=662248224000000000" xlink:type="simple">WVK.TFEL</text:a></text:p>
          </table:table-cell>
          <table:table-cell table:style-name="ce3" office:value-type="string" calcext:value-type="string">
            <text:p>Technologie für Entwicklungsländer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kama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8,9</text:p>
          </table:table-cell>
        </table:table-row>
        <table:table-row table:style-name="ro2" table:visibility="filter">
          <table:table-cell table:style-name="ce3" office:value-type="string" calcext:value-type="string">
            <text:p>Klinkert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69&amp;clearcache=true&amp;date=662248224000000000" xlink:type="simple">WIV.PPS</text:a></text:p>
          </table:table-cell>
          <table:table-cell table:style-name="ce3" office:value-type="string" calcext:value-type="string">
            <text:p>Produktionsplanung und -steuerung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klnk</text:p>
          </table:table-cell>
          <table:table-cell table:style-name="ce3" office:value-type="string" calcext:value-type="string">
            <text:p>WI4-IE/DSE</text:p>
          </table:table-cell>
          <table:table-cell table:style-name="ce3" office:value-type="string" calcext:value-type="string">
            <text:p>4. Semester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IE/D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Kammer Adr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402&amp;clearcache=true&amp;date=662248224000000000" xlink:type="simple">WVK.ZURO</text:a></text:p>
          </table:table-cell>
          <table:table-cell table:style-name="ce3" office:value-type="string" calcext:value-type="string">
            <text:p>Zukunft Rohstoffe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kama</text:p>
          </table:table-cell>
          <table:table-cell table:style-name="ce3" office:value-type="string" calcext:value-type="string">
            <text:p>AV5,DS5,ET5,EU5,IT5,MT5,ST5,VS5,WI6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8,9</text:p>
          </table:table-cell>
        </table:table-row>
        <table:table-row table:style-name="ro2" table:visibility="filter">
          <table:table-cell table:style-name="ce3" office:value-type="string" calcext:value-type="string">
            <text:p>Klinkert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10&amp;clearcache=true&amp;date=662248224000000000" xlink:type="simple">XV.OMG</text:a></text:p>
          </table:table-cell>
          <table:table-cell table:style-name="ce3" office:value-type="string" calcext:value-type="string">
            <text:p>Operations Management Grundlagen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klnk</text:p>
          </table:table-cell>
          <table:table-cell table:style-name="ce3" office:value-type="string" calcext:value-type="string">
            <text:p>VS4,WI4-DSE/IE</text:p>
          </table:table-cell>
          <table:table-cell table:style-name="ce3" office:value-type="string" calcext:value-type="string">
            <text:p>3. Semester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Pflicht &amp; Vertiefung</text:p>
          </table:table-cell>
          <table:table-cell table:style-name="ce13" office:value-type="string" calcext:value-type="string">
            <text:p>WI-DSE/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Klinkert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467923&amp;clearcache=true&amp;date=662248224000000000" xlink:type="simple">WV.OMCS</text:a></text:p>
          </table:table-cell>
          <table:table-cell table:style-name="ce3" office:value-type="string" calcext:value-type="string">
            <text:p>Optimierungsmethoden in der Informatik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klnk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Knaack Ret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48818&amp;clearcache=true&amp;date=662248224000000000" xlink:type="simple">WV.SCC-EN</text:a></text:p>
          </table:table-cell>
          <table:table-cell table:style-name="ce3" office:value-type="string" calcext:value-type="string">
            <text:p>Scientific Computing 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knaa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Knapp Evelynd</text:p>
          </table:table-cell>
          <table:table-cell table:style-name="ce6" office:value-type="string" calcext:value-type="string">
            <text:p><text:a xlink:href="https://eventoweb.zhaw.ch/Evt_Pages/Brn_ModulDetailAZ.aspx?IDAnlass=1829214&amp;date=662249088000000000" xlink:type="simple">WV.MKS</text:a></text:p>
          </table:table-cell>
          <table:table-cell table:style-name="ce3" office:value-type="string" calcext:value-type="string">
            <text:p>Modellierung Komplexer Systeme</text:p>
          </table:table-cell>
          <table:table-cell table:style-name="ce3" office:value-type="string" calcext:value-type="string">
            <text:p>ICP</text:p>
          </table:table-cell>
          <table:table-cell table:style-name="ce3" office:value-type="string" calcext:value-type="string">
            <text:p>hube</text:p>
          </table:table-cell>
          <table:table-cell table:style-name="ce3" office:value-type="string" calcext:value-type="string">
            <text:p>D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33" calcext:value-type="float">
            <text:p>33</text:p>
          </table:table-cell>
        </table:table-row>
        <table:table-row table:style-name="ro2">
          <table:table-cell table:style-name="ce3" office:value-type="string" calcext:value-type="string">
            <text:p>Koll Stephan</text:p>
          </table:table-cell>
          <table:table-cell table:style-name="ce6" office:value-type="string" calcext:value-type="string">
            <text:p><text:a xlink:href="https://eventoweb.zhaw.ch/Evt_Pages/Brn_ModulDetailAZ.aspx?IDAnlass=1841959&amp;date=662249088000000000" xlink:type="simple">WVK.PM</text:a></text:p>
          </table:table-cell>
          <table:table-cell table:style-name="ce3" office:value-type="string" calcext:value-type="string">
            <text:p>Projektmanagement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kols</text:p>
          </table:table-cell>
          <table:table-cell table:style-name="ce3" office:value-type="string" calcext:value-type="string">
            <text:p>AV5,DS5,ET5,EU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string" calcext:value-type="string">
            <text:p>Korba Pet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24&amp;clearcache=true&amp;date=662248224000000000" xlink:type="simple">WV.EES</text:a></text:p>
          </table:table-cell>
          <table:table-cell table:style-name="ce3" office:value-type="string" calcext:value-type="string">
            <text:p>Elektrische Energiesysteme – Power Grids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korb</text:p>
          </table:table-cell>
          <table:table-cell table:style-name="ce3" office:value-type="string" calcext:value-type="string">
            <text:p>EU5-ELEE,EU6-THET/NTEC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e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ELEE</text:p>
          </table:table-cell>
          <table:table-cell table:style-name="ce13" office:value-type="string" calcext:value-type="string">
            <text:p>EU-THET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Korba Pet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00&amp;clearcache=true&amp;date=662248224000000000" xlink:type="simple">WV.SMGR</text:a></text:p>
          </table:table-cell>
          <table:table-cell table:style-name="ce3" office:value-type="string" calcext:value-type="string">
            <text:p>Smart Grid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korb</text:p>
          </table:table-cell>
          <table:table-cell table:style-name="ce3" office:value-type="string" calcext:value-type="string">
            <text:p>ET5,EU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(EU)/8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EU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Kuhn Marc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62&amp;clearcache=true&amp;date=662248224000000000" xlink:type="simple">WV.WCOM1</text:a></text:p>
          </table:table-cell>
          <table:table-cell table:style-name="ce3" office:value-type="string" calcext:value-type="string">
            <text:p>Wireless Communication 1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kumn</text:p>
          </table:table-cell>
          <table:table-cell table:style-name="ce3" office:value-type="string" calcext:value-type="string">
            <text:p>ET5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 table:visibility="filter">
          <table:table-cell table:style-name="ce3" office:value-type="string" calcext:value-type="string">
            <text:p>Lenhart Peter Marcu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517&amp;clearcache=true&amp;date=662248224000000000" xlink:type="simple">AVV.HF-ENG</text:a></text:p>
          </table:table-cell>
          <table:table-cell table:style-name="ce3" office:value-type="string" calcext:value-type="string">
            <text:p>Human Factors Engineering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lehh</text:p>
          </table:table-cell>
          <table:table-cell table:style-name="ce3" office:value-type="string" calcext:value-type="string">
            <text:p>AV6-O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O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Künzli,Welti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14&amp;clearcache=true&amp;date=662248224000000000" xlink:type="simple">WV.ESE</text:a></text:p>
          </table:table-cell>
          <table:table-cell table:style-name="ce3" office:value-type="string" calcext:value-type="string">
            <text:p>Embedded Software Engineering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kuex,welo</text:p>
          </table:table-cell>
          <table:table-cell table:style-name="ce3" office:value-type="string" calcext:value-type="string">
            <text:p>ET5,IT6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ET)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Lenhart Peter Marcu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368&amp;clearcache=true&amp;date=662248224000000000" xlink:type="simple">WV.UA-EN</text:a></text:p>
          </table:table-cell>
          <table:table-cell table:style-name="ce3" office:value-type="string" calcext:value-type="string">
            <text:p>Unmanned Aviation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lehh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8" calcext:value-type="float">
            <text:p>28</text:p>
          </table:table-cell>
        </table:table-row>
        <table:table-row table:style-name="ro2">
          <table:table-cell table:style-name="ce3" office:value-type="string" calcext:value-type="string">
            <text:p>Loeliger Teddy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56&amp;clearcache=true&amp;date=662248224000000000" xlink:type="simple">WV.ADEL</text:a></text:p>
          </table:table-cell>
          <table:table-cell table:style-name="ce3" office:value-type="string" calcext:value-type="string">
            <text:p>Advanced Electronics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loel</text:p>
          </table:table-cell>
          <table:table-cell table:style-name="ce3" office:value-type="string" calcext:value-type="string">
            <text:p>ET5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 table:visibility="filter">
          <table:table-cell table:style-name="ce3" office:value-type="string" calcext:value-type="string">
            <text:p>Marti Marku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510&amp;clearcache=true&amp;date=662248224000000000" xlink:type="simple">WIV.DB-EN</text:a></text:p>
          </table:table-cell>
          <table:table-cell table:style-name="ce3" office:value-type="string" calcext:value-type="string">
            <text:p>Databases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marr</text:p>
          </table:table-cell>
          <table:table-cell table:style-name="ce3" office:value-type="string" calcext:value-type="string">
            <text:p>WI5-DSE/IE/WM</text:p>
          </table:table-cell>
          <table:table-cell table:number-columns-repeated="2" table:style-name="ce3" office:value-type="string" calcext:value-type="string">
            <text:p>5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/IE/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Marti Christo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43&amp;clearcache=true&amp;date=662248224000000000" xlink:type="simple">WV.CCP2-EN</text:a></text:p>
          </table:table-cell>
          <table:table-cell table:style-name="ce3" office:value-type="string" calcext:value-type="string">
            <text:p>Cloud Computing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mach</text:p>
          </table:table-cell>
          <table:table-cell table:style-name="ce3" office:value-type="string" calcext:value-type="string">
            <text:p>DS6;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(IT)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Meier Daniel Matthi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07&amp;clearcache=true&amp;date=662248224000000000" xlink:type="simple">MTV.VT2</text:a></text:p>
          </table:table-cell>
          <table:table-cell table:style-name="ce3" office:value-type="string" calcext:value-type="string">
            <text:p>Verfahrenstechnik 2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meid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Meier Daniel Matthi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79&amp;clearcache=true&amp;date=662248224000000000" xlink:type="simple">WV.AAB</text:a></text:p>
          </table:table-cell>
          <table:table-cell table:style-name="ce3" office:value-type="string" calcext:value-type="string">
            <text:p>Abgas- und Abwasserbehandlung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meid</text:p>
          </table:table-cell>
          <table:table-cell table:style-name="ce3" office:value-type="string" calcext:value-type="string">
            <text:p>EU5-THET,EU6-ELEE/NTEC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e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THET</text:p>
          </table:table-cell>
          <table:table-cell table:style-name="ce13" office:value-type="string" calcext:value-type="string">
            <text:p>EU-ELEE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Meier Daniel Matthias</text:p>
          </table:table-cell>
          <table:table-cell table:style-name="ce6" office:value-type="string" calcext:value-type="string">
            <text:p><text:a xlink:href="https://eventoweb.zhaw.ch/Evt_Pages/Brn_ModulDetailAZ.aspx?IDAnlass=1841984&amp;date=662249088000000000" xlink:type="simple">WVK.TESYNC</text:a></text:p>
          </table:table-cell>
          <table:table-cell table:style-name="ce3" office:value-type="string" calcext:value-type="string">
            <text:p>Technology of Synthetic Fuels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meid</text:p>
          </table:table-cell>
          <table:table-cell table:style-name="ce3" office:value-type="string" calcext:value-type="string">
            <text:p>AV5,DS5,ET5,EU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Meli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05&amp;clearcache=true&amp;date=662248224000000000" xlink:type="simple">WV.IOT2-EN</text:a></text:p>
          </table:table-cell>
          <table:table-cell table:style-name="ce3" office:value-type="string" calcext:value-type="string">
            <text:p>Internet of Things 2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mema</text:p>
          </table:table-cell>
          <table:table-cell table:style-name="ce3" office:value-type="string" calcext:value-type="string">
            <text:p>ET5,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Müller Udo</text:p>
          </table:table-cell>
          <table:table-cell table:style-name="ce6" office:value-type="string" calcext:value-type="string">
            <text:p><text:a xlink:href="https://eventoweb.zhaw.ch/Evt_Pages/Brn_ModulDetailAZ.aspx?IDAnlass=1941081&amp;date=662249088000000000" xlink:type="simple">WVU.BW-INTMAN-EN</text:a></text:p>
          </table:table-cell>
          <table:table-cell table:style-name="ce3" office:value-type="string" calcext:value-type="string">
            <text:p>Blockweek International Management - Asia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muud</text:p>
          </table:table-cell>
          <table:table-cell table:style-name="ce3" office:value-type="string" calcext:value-type="string">
            <text:p>AV6,DS6,EU6,MT7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27;KW2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U,M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Musiolik Jörg</text:p>
          </table:table-cell>
          <table:table-cell table:style-name="ce6" office:value-type="string" calcext:value-type="string">
            <text:p><text:a xlink:href="https://eventoweb.zhaw.ch/Evt_Pages/Brn_ModulDetailAZ.aspx?IDAnlass=1941083&amp;date=662249088000000000" xlink:type="simple">WVK.BW-BION-EN</text:a></text:p>
          </table:table-cell>
          <table:table-cell table:style-name="ce3" office:value-type="string" calcext:value-type="string">
            <text:p>Blockweek Bionics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musi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Sem</text:p>
          </table:table-cell>
          <table:table-cell table:style-name="ce3" office:value-type="string" calcext:value-type="string">
            <text:p>KW36;KW36/3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Musiolik Jörg</text:p>
          </table:table-cell>
          <table:table-cell table:style-name="ce6" office:value-type="string" calcext:value-type="string">
            <text:p><text:a xlink:href="https://eventoweb.zhaw.ch/Evt_Pages/Brn_ModulDetailAZ.aspx?IDAnlass=1838857&amp;date=662249088000000000" xlink:type="simple">WVU.EMOB</text:a></text:p>
          </table:table-cell>
          <table:table-cell table:style-name="ce3" office:value-type="string" calcext:value-type="string">
            <text:p>Technologien und Systeme der Elektromobilitä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musi</text:p>
          </table:table-cell>
          <table:table-cell table:style-name="ce3" office:value-type="string" calcext:value-type="string">
            <text:p>AV6,DS6,EU6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U,IT,M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Neuhaus Steph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37&amp;clearcache=true&amp;date=662248224000000000" xlink:type="simple">WV.SWS2-EN</text:a></text:p>
          </table:table-cell>
          <table:table-cell table:style-name="ce3" office:value-type="string" calcext:value-type="string">
            <text:p>Software and System Security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neut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Neuhaus Stephan</text:p>
          </table:table-cell>
          <table:table-cell table:style-name="ce6" office:value-type="string" calcext:value-type="string">
            <text:p><text:a xlink:href="https://eventoweb.zhaw.ch/Evt_Pages/Brn_ModulDetailAZ.aspx?IDAnlass=1838865&amp;date=662249088000000000" xlink:type="simple">WVU.INCSEC-EN</text:a></text:p>
          </table:table-cell>
          <table:table-cell table:style-name="ce3" office:value-type="string" calcext:value-type="string">
            <text:p>Introduction to Computer and Communication Securit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neut</text:p>
          </table:table-cell>
          <table:table-cell table:style-name="ce3" office:value-type="string" calcext:value-type="string">
            <text:p>AV6,DS6,ET5,EU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Nussbaumer Hartmu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02&amp;clearcache=true&amp;date=662248224000000000" xlink:type="simple">WV.PTSP</text:a></text:p>
          </table:table-cell>
          <table:table-cell table:style-name="ce3" office:value-type="string" calcext:value-type="string">
            <text:p>Photovoltaiktechnologie und Speicherproduktion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nusu</text:p>
          </table:table-cell>
          <table:table-cell table:style-name="ce3" office:value-type="string" calcext:value-type="string">
            <text:p>EU5-ELEE,EU6-THET/NTEC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ELEE</text:p>
          </table:table-cell>
          <table:table-cell table:style-name="ce13" office:value-type="string" calcext:value-type="string">
            <text:p>EU-THET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Nusser Michaela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68&amp;clearcache=true&amp;date=662248224000000000" xlink:type="simple">WV.BME1</text:a></text:p>
          </table:table-cell>
          <table:table-cell table:style-name="ce3" office:value-type="string" calcext:value-type="string">
            <text:p>Biomechanical Engineering 1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nusi</text:p>
          </table:table-cell>
          <table:table-cell table:style-name="ce3" office:value-type="string" calcext:value-type="string">
            <text:p>MT6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string" calcext:value-type="string">
            <text:p>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Nusser Michaela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65&amp;clearcache=true&amp;date=662248224000000000" xlink:type="simple">WV.BME2</text:a></text:p>
          </table:table-cell>
          <table:table-cell table:style-name="ce3" office:value-type="string" calcext:value-type="string">
            <text:p>Biomechanical Engineering 2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nusi</text:p>
          </table:table-cell>
          <table:table-cell table:style-name="ce3" office:value-type="string" calcext:value-type="string">
            <text:p>MT6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string" calcext:value-type="string">
            <text:p>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Ostertag Mart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03&amp;clearcache=true&amp;date=662248224000000000" xlink:type="simple">WV.CNS1-EN</text:a></text:p>
          </table:table-cell>
          <table:table-cell table:style-name="ce3" office:value-type="string" calcext:value-type="string">
            <text:p>Communication Networks and Services 1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ostt</text:p>
          </table:table-cell>
          <table:table-cell table:style-name="ce3" office:value-type="string" calcext:value-type="string">
            <text:p>ET5,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 table:visibility="filter">
          <table:table-cell table:style-name="ce3" office:value-type="string" calcext:value-type="string">
            <text:p>Palmé Jan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34&amp;clearcache=true&amp;date=662248224000000000" xlink:type="simple">WIV.DDS</text:a></text:p>
          </table:table-cell>
          <table:table-cell table:style-name="ce3" office:value-type="string" calcext:value-type="string">
            <text:p>Datenbasierte Decision Support System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palm</text:p>
          </table:table-cell>
          <table:table-cell table:style-name="ce3" office:value-type="string" calcext:value-type="string">
            <text:p>WI5-DS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Peikert Gregor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02&amp;clearcache=true&amp;date=662248224000000000" xlink:type="simple">AVV.ACSYS-TR</text:a></text:p>
          </table:table-cell>
          <table:table-cell table:style-name="ce3" office:value-type="string" calcext:value-type="string">
            <text:p>Aircraft Systems – Structural Testing and Repairs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peik</text:p>
          </table:table-cell>
          <table:table-cell table:style-name="ce3" office:value-type="string" calcext:value-type="string">
            <text:p>AV6-T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8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T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Pfrommer Ral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85&amp;clearcache=true&amp;date=662248224000000000" xlink:type="simple">AVV.ADV-MECH-EN</text:a></text:p>
          </table:table-cell>
          <table:table-cell table:style-name="ce3" office:value-type="string" calcext:value-type="string">
            <text:p>Advanced Mechanics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pfro</text:p>
          </table:table-cell>
          <table:table-cell table:style-name="ce3" office:value-type="string" calcext:value-type="string">
            <text:p>AV6-T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T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Ostertag Mart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10&amp;clearcache=true&amp;date=662248224000000000" xlink:type="simple">WV.CNS2-EN</text:a></text:p>
          </table:table-cell>
          <table:table-cell table:style-name="ce3" office:value-type="string" calcext:value-type="string">
            <text:p>Communication Networks and Services 2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ostt</text:p>
          </table:table-cell>
          <table:table-cell table:style-name="ce3" office:value-type="string" calcext:value-type="string">
            <text:p>ET5,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Pfrommer Ral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507&amp;clearcache=true&amp;date=662248224000000000" xlink:type="simple">MTV.CLWD1</text:a></text:p>
          </table:table-cell>
          <table:table-cell table:style-name="ce3" office:value-type="string" calcext:value-type="string">
            <text:p>Computational Light Weight Design 1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pfro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Pfrommer Ral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30&amp;clearcache=true&amp;date=662248224000000000" xlink:type="simple">MTV.CLWD2</text:a></text:p>
          </table:table-cell>
          <table:table-cell table:style-name="ce3" office:value-type="string" calcext:value-type="string">
            <text:p>Computational Light Weight Design 2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pfro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Pfrommer Ralf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70&amp;clearcache=true&amp;date=662248224000000000" xlink:type="simple">WV.SFT</text:a></text:p>
          </table:table-cell>
          <table:table-cell table:style-name="ce3" office:value-type="string" calcext:value-type="string">
            <text:p>Schienenfahrzeugtechnik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pfro</text:p>
          </table:table-cell>
          <table:table-cell table:style-name="ce3" office:value-type="string" calcext:value-type="string">
            <text:p>MT7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 table:visibility="filter">
          <table:table-cell table:style-name="ce3" office:value-type="string" calcext:value-type="string">
            <text:p>Regli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502&amp;clearcache=true&amp;date=662248224000000000" xlink:type="simple">AVV.ATPP1</text:a></text:p>
          </table:table-cell>
          <table:table-cell table:style-name="ce3" office:value-type="string" calcext:value-type="string">
            <text:p>ATP Preparation 1</text:p>
          </table:table-cell>
          <table:table-cell table:style-name="ce3" office:value-type="string" calcext:value-type="string">
            <text:p>MEA</text:p>
          </table:table-cell>
          <table:table-cell table:style-name="ce3" office:value-type="string" calcext:value-type="string">
            <text:p>regl</text:p>
          </table:table-cell>
          <table:table-cell table:style-name="ce3" office:value-type="string" calcext:value-type="string">
            <text:p>AV6-ATP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AT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Regli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504&amp;clearcache=true&amp;date=662248224000000000" xlink:type="simple">AVV.ATPP2</text:a></text:p>
          </table:table-cell>
          <table:table-cell table:style-name="ce3" office:value-type="string" calcext:value-type="string">
            <text:p>ATP Preparation 2</text:p>
          </table:table-cell>
          <table:table-cell table:style-name="ce3" office:value-type="string" calcext:value-type="string">
            <text:p>MEA</text:p>
          </table:table-cell>
          <table:table-cell table:style-name="ce3" office:value-type="string" calcext:value-type="string">
            <text:p>regl</text:p>
          </table:table-cell>
          <table:table-cell table:style-name="ce3" office:value-type="string" calcext:value-type="string">
            <text:p>AV6-ATP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AT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Regli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14&amp;clearcache=true&amp;date=662248224000000000" xlink:type="simple">AVV.ATPP3</text:a></text:p>
          </table:table-cell>
          <table:table-cell table:style-name="ce3" office:value-type="string" calcext:value-type="string">
            <text:p>ATP Preparation 3</text:p>
          </table:table-cell>
          <table:table-cell table:style-name="ce3" office:value-type="string" calcext:value-type="string">
            <text:p>MEA</text:p>
          </table:table-cell>
          <table:table-cell table:style-name="ce3" office:value-type="string" calcext:value-type="string">
            <text:p>regl</text:p>
          </table:table-cell>
          <table:table-cell table:style-name="ce3" office:value-type="string" calcext:value-type="string">
            <text:p>AV6-ATP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AT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Regli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20&amp;clearcache=true&amp;date=662248224000000000" xlink:type="simple">AVV.ATPP4</text:a></text:p>
          </table:table-cell>
          <table:table-cell table:style-name="ce3" office:value-type="string" calcext:value-type="string">
            <text:p>ATP Preparation 4</text:p>
          </table:table-cell>
          <table:table-cell table:style-name="ce3" office:value-type="string" calcext:value-type="string">
            <text:p>MEA</text:p>
          </table:table-cell>
          <table:table-cell table:style-name="ce3" office:value-type="string" calcext:value-type="string">
            <text:p>regl</text:p>
          </table:table-cell>
          <table:table-cell table:style-name="ce3" office:value-type="string" calcext:value-type="string">
            <text:p>AV6-ATP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AT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Regli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22&amp;clearcache=true&amp;date=662248224000000000" xlink:type="simple">AVV.ATPP5</text:a></text:p>
          </table:table-cell>
          <table:table-cell table:style-name="ce3" office:value-type="string" calcext:value-type="string">
            <text:p>ATP Preparation 5</text:p>
          </table:table-cell>
          <table:table-cell table:style-name="ce3" office:value-type="string" calcext:value-type="string">
            <text:p>MEA</text:p>
          </table:table-cell>
          <table:table-cell table:style-name="ce3" office:value-type="string" calcext:value-type="string">
            <text:p>regl</text:p>
          </table:table-cell>
          <table:table-cell table:style-name="ce3" office:value-type="string" calcext:value-type="string">
            <text:p>AV6-ATP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AT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Rege Kar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24&amp;clearcache=true&amp;date=662248224000000000" xlink:type="simple">WV.DNET1</text:a></text:p>
          </table:table-cell>
          <table:table-cell table:style-name="ce3" office:value-type="string" calcext:value-type="string">
            <text:p>DotNet Technologie und Frameworks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rege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Reif Monika Ulrike</text:p>
          </table:table-cell>
          <table:table-cell table:style-name="ce6" office:value-type="string" calcext:value-type="string">
            <text:p><text:a xlink:href="https://eventoweb.zhaw.ch/Evt_Pages/Brn_ModulDetailAZ.aspx?IDAnlass=1838887&amp;date=662249088000000000" xlink:type="simple">WVU.SASEN-EN</text:a></text:p>
          </table:table-cell>
          <table:table-cell table:style-name="ce3" office:value-type="string" calcext:value-type="string">
            <text:p>Safety and Systems Engineering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reif</text:p>
          </table:table-cell>
          <table:table-cell table:style-name="ce3" office:value-type="string" calcext:value-type="string">
            <text:p>AV6,DS6,ET5,EU6,IT6,MT7,ST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IT,MT,ST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2" table:visibility="filter">
          <table:table-cell table:style-name="ce3" office:value-type="string" calcext:value-type="string">
            <text:p>Renold Manu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03&amp;clearcache=true&amp;date=662248224000000000" xlink:type="simple">AVV.TSO</text:a></text:p>
          </table:table-cell>
          <table:table-cell table:style-name="ce3" office:value-type="string" calcext:value-type="string">
            <text:p>Traffic Systems Operation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reno</text:p>
          </table:table-cell>
          <table:table-cell table:style-name="ce3" office:value-type="string" calcext:value-type="string">
            <text:p>AV6-O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O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Rennhard Marc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826&amp;clearcache=true&amp;date=662248224000000000" xlink:type="simple">WV.SWS1-EN</text:a></text:p>
          </table:table-cell>
          <table:table-cell table:style-name="ce3" office:value-type="string" calcext:value-type="string">
            <text:p>Software and System Security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rema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Righi Marcello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7972&amp;clearcache=true&amp;date=662248224000000000" xlink:type="simple">WV.HELI-EN</text:a></text:p>
          </table:table-cell>
          <table:table-cell table:style-name="ce3" office:value-type="string" calcext:value-type="string">
            <text:p>Introduction to Rotary Wing Aircraft</text:p>
          </table:table-cell>
          <table:table-cell table:style-name="ce3" office:value-type="string" calcext:value-type="string">
            <text:p>IMES</text:p>
          </table:table-cell>
          <table:table-cell table:style-name="ce3" office:value-type="string" calcext:value-type="string">
            <text:p>rigm</text:p>
          </table:table-cell>
          <table:table-cell table:style-name="ce3" office:value-type="string" calcext:value-type="string">
            <text:p>AV5,MT7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Sem(AV)/8.Sem(MT,ST)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M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Rosenthal Matthi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796&amp;clearcache=true&amp;date=662248224000000000" xlink:type="simple">WV.MC2</text:a></text:p>
          </table:table-cell>
          <table:table-cell table:style-name="ce3" office:value-type="string" calcext:value-type="string">
            <text:p>Microcomputer Systems 2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rosn</text:p>
          </table:table-cell>
          <table:table-cell table:style-name="ce3" office:value-type="string" calcext:value-type="string">
            <text:p>ET5,IT6,ST5-MED/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(ET;IT)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 table:visibility="filter">
          <table:table-cell table:style-name="ce3" office:value-type="string" calcext:value-type="string">
            <text:p>Ruckstuhl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89&amp;clearcache=true&amp;date=662248224000000000" xlink:type="simple">WIV.ARM</text:a></text:p>
          </table:table-cell>
          <table:table-cell table:style-name="ce3" office:value-type="string" calcext:value-type="string">
            <text:p>Advanced Regression Modelling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rkst</text:p>
          </table:table-cell>
          <table:table-cell table:style-name="ce3" office:value-type="string" calcext:value-type="string">
            <text:p>WI5-DSE/W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/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Rosset Josqu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43&amp;clearcache=true&amp;date=662248224000000000" xlink:type="simple">WV.DIP-EN</text:a></text:p>
          </table:table-cell>
          <table:table-cell table:style-name="ce3" office:value-type="string" calcext:value-type="string">
            <text:p>Digital Image Processing 1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rost</text:p>
          </table:table-cell>
          <table:table-cell table:style-name="ce3" office:value-type="string" calcext:value-type="string">
            <text:p>DS6,ET5,IT6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DS;ET;IT)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ET,ST-MED/ROM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Ruckstuhl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92&amp;clearcache=true&amp;date=662248224000000000" xlink:type="simple">WIV.ARM-EN</text:a></text:p>
          </table:table-cell>
          <table:table-cell table:style-name="ce3" office:value-type="string" calcext:value-type="string">
            <text:p>Advanced Regression Modelling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rkst</text:p>
          </table:table-cell>
          <table:table-cell table:style-name="ce3" office:value-type="string" calcext:value-type="string">
            <text:p>DS6,WI5-DSE/W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/WM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Ruckstuhl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76&amp;clearcache=true&amp;date=662248224000000000" xlink:type="simple">WIV.MQM</text:a></text:p>
          </table:table-cell>
          <table:table-cell table:style-name="ce3" office:value-type="string" calcext:value-type="string">
            <text:p>Methoden des quantitativen Marketing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rkst</text:p>
          </table:table-cell>
          <table:table-cell table:style-name="ce3" office:value-type="string" calcext:value-type="string">
            <text:p>DS6,WI5-DS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Ruiz Marcela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231&amp;clearcache=true&amp;date=662248224000000000" xlink:type="simple">WV.ASE1</text:a></text:p>
          </table:table-cell>
          <table:table-cell table:style-name="ce3" office:value-type="string" calcext:value-type="string">
            <text:p>Advanced Software Engineering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ruiz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Rupf Marc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919&amp;clearcache=true&amp;date=662248224000000000" xlink:type="simple">WV.DSV2</text:a></text:p>
          </table:table-cell>
          <table:table-cell table:style-name="ce3" office:value-type="string" calcext:value-type="string">
            <text:p>Digitale Signalverarbeitung 2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rumc</text:p>
          </table:table-cell>
          <table:table-cell table:style-name="ce3" office:value-type="string" calcext:value-type="string">
            <text:p>ET5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Rupf Marcel</text:p>
          </table:table-cell>
          <table:table-cell table:style-name="ce6" office:value-type="string" calcext:value-type="string">
            <text:p><text:a xlink:href="https://eventoweb.zhaw.ch/Evt_Pages/Brn_ModulDetailAZ.aspx?IDAnlass=1838849&amp;date=662249088000000000" xlink:type="simple">WVU.DSSV</text:a></text:p>
          </table:table-cell>
          <table:table-cell table:style-name="ce3" office:value-type="string" calcext:value-type="string">
            <text:p>Grundlagen der Digitalen Sensor-Signal-Verarbeitung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rumc</text:p>
          </table:table-cell>
          <table:table-cell table:style-name="ce3" office:value-type="string" calcext:value-type="string">
            <text:p>AV6,DS6,EU6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Rüst Andreas</text:p>
          </table:table-cell>
          <table:table-cell table:style-name="ce6" office:value-type="string" calcext:value-type="string">
            <text:p><text:a xlink:href="https://eventoweb.zhaw.ch/Evt_Pages/Brn_ModulDetailAZ.aspx?IDAnlass=1558810&amp;date=662249088000000000" xlink:type="simple">WV.MC1</text:a></text:p>
          </table:table-cell>
          <table:table-cell table:style-name="ce3" office:value-type="string" calcext:value-type="string">
            <text:p>Microcomputer Systems 1 <text:s/>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ruan</text:p>
          </table:table-cell>
          <table:table-cell table:style-name="ce3" office:value-type="string" calcext:value-type="string">
            <text:p>ET5,IT6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ET)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Rüst Andreas</text:p>
          </table:table-cell>
          <table:table-cell table:style-name="ce6" office:value-type="string" calcext:value-type="string">
            <text:p><text:a xlink:href="https://eventoweb.zhaw.ch/Evt_Pages/Brn_ModulDetailAZ.aspx?IDAnlass=1838882&amp;date=662249088000000000" xlink:type="simple">WVU.PRIAP-EN</text:a></text:p>
          </table:table-cell>
          <table:table-cell table:style-name="ce3" office:value-type="string" calcext:value-type="string">
            <text:p>Principles and Applications of the IoT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ruan,ostt</text:p>
          </table:table-cell>
          <table:table-cell table:style-name="ce3" office:value-type="string" calcext:value-type="string">
            <text:p>AV6,DS6,EU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Sarperi Luciano</text:p>
          </table:table-cell>
          <table:table-cell table:style-name="ce6" office:value-type="string" calcext:value-type="string">
            <text:p><text:a xlink:href="https://eventoweb.zhaw.ch/Evt_Pages/Brn_ModulDetailAZ.aspx?IDAnlass=1558866&amp;date=662249088000000000" xlink:type="simple">WV.WCOM2</text:a></text:p>
          </table:table-cell>
          <table:table-cell table:style-name="ce3" office:value-type="string" calcext:value-type="string">
            <text:p>Wireless Communication 2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sarp</text:p>
          </table:table-cell>
          <table:table-cell table:style-name="ce3" office:value-type="string" calcext:value-type="string">
            <text:p>ET5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Sauter-Servaes Thomas</text:p>
          </table:table-cell>
          <table:table-cell table:style-name="ce6" office:value-type="string" calcext:value-type="string">
            <text:p><text:a xlink:href="https://eventoweb.zhaw.ch/Evt_Pages/Brn_ModulDetailAZ.aspx?IDAnlass=1558248&amp;date=662249088000000000" xlink:type="simple">WV.VELO</text:a></text:p>
          </table:table-cell>
          <table:table-cell table:style-name="ce3" office:value-type="string" calcext:value-type="string">
            <text:p>Veloverkehrsplanung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aut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Sauter-Servaes Thomas</text:p>
          </table:table-cell>
          <table:table-cell table:style-name="ce6" office:value-type="string" calcext:value-type="string">
            <text:p><text:a xlink:href="https://eventoweb.zhaw.ch/Evt_Pages/Brn_ModulDetailAZ.aspx?IDAnlass=1941105&amp;date=662249088000000000" xlink:type="simple">WVK.BW-FEMC</text:a></text:p>
          </table:table-cell>
          <table:table-cell table:style-name="ce3" office:value-type="string" calcext:value-type="string">
            <text:p>Blockwoche Future Electric Mobility Camp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aut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3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Sauter-Servaes Thomas</text:p>
          </table:table-cell>
          <table:table-cell table:style-name="ce6" office:value-type="string" calcext:value-type="string">
            <text:p><text:a xlink:href="https://eventoweb.zhaw.ch/Evt_Pages/Brn_ModulDetailAZ.aspx?IDAnlass=1941116&amp;date=662249088000000000" xlink:type="simple">WVK.BW-TAF</text:a></text:p>
          </table:table-cell>
          <table:table-cell table:style-name="ce3" office:value-type="string" calcext:value-type="string">
            <text:p>Blockwoche Technikfolgenabschätzung Autonomer Fahrzeuge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aut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27;KW3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Ja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Sauter-Servaes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416&amp;clearcache=true&amp;date=662248224000000000" xlink:type="simple">WVK.SMOB</text:a></text:p>
          </table:table-cell>
          <table:table-cell table:style-name="ce3" office:value-type="string" calcext:value-type="string">
            <text:p>Sustainable Mobility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saut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9" calcext:value-type="float">
            <text:p>29</text:p>
          </table:table-cell>
        </table:table-row>
        <table:table-row table:style-name="ro2">
          <table:table-cell table:style-name="ce3" office:value-type="string" calcext:value-type="string">
            <text:p>Sauter-Servaes Thomas</text:p>
          </table:table-cell>
          <table:table-cell table:style-name="ce6" office:value-type="string" calcext:value-type="string">
            <text:p><text:a xlink:href="https://eventoweb.zhaw.ch/Evt_Pages/Brn_ModulDetailAZ.aspx?IDAnlass=1842002&amp;date=662249088000000000" xlink:type="simple">WVK.SUHAMO</text:a></text:p>
          </table:table-cell>
          <table:table-cell table:style-name="ce3" office:value-type="string" calcext:value-type="string">
            <text:p>Super-Hackathon Mobility 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aut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Scaramuzza Maurizio</text:p>
          </table:table-cell>
          <table:table-cell table:style-name="ce6" office:value-type="string" calcext:value-type="string">
            <text:p><text:a xlink:href="https://eventoweb.zhaw.ch/Evt_Pages/Brn_ModulDetailAZ.aspx?IDAnlass=1558388&amp;date=662249088000000000" xlink:type="simple">WV.SPACE</text:a></text:p>
          </table:table-cell>
          <table:table-cell table:style-name="ce3" office:value-type="string" calcext:value-type="string">
            <text:p>Space Systems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xsaz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32" calcext:value-type="float">
            <text:p>32</text:p>
          </table:table-cell>
        </table:table-row>
        <table:table-row table:style-name="ro2">
          <table:table-cell table:style-name="ce3" office:value-type="string" calcext:value-type="string">
            <text:p>Scheidegger Stephan</text:p>
          </table:table-cell>
          <table:table-cell table:style-name="ce6" office:value-type="string" calcext:value-type="string">
            <text:p><text:a xlink:href="https://eventoweb.zhaw.ch/Evt_Pages/Brn_ModulDetailAZ.aspx?IDAnlass=1555731&amp;date=662249088000000000" xlink:type="simple">WV.BMSY1</text:a></text:p>
          </table:table-cell>
          <table:table-cell table:style-name="ce3" office:value-type="string" calcext:value-type="string">
            <text:p>Biomedizinische Systeme 1</text:p>
          </table:table-cell>
          <table:table-cell table:style-name="ce3" office:value-type="string" calcext:value-type="string">
            <text:p>IAMP / ICP</text:p>
          </table:table-cell>
          <table:table-cell table:style-name="ce3" office:value-type="string" calcext:value-type="string">
            <text:p>scst</text:p>
          </table:table-cell>
          <table:table-cell table:style-name="ce3" office:value-type="string" calcext:value-type="string">
            <text:p>DS6,ST5-MED,ST5-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Sem und 7.Sem(DS)/5.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MED</text:p>
          </table:table-cell>
          <table:table-cell table:style-name="ce13" office:value-type="string" calcext:value-type="string">
            <text:p>DS,ST-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cheidegger Stephan</text:p>
          </table:table-cell>
          <table:table-cell table:style-name="ce6" office:value-type="string" calcext:value-type="string">
            <text:p><text:a xlink:href="https://eventoweb.zhaw.ch/Evt_Pages/Brn_ModulDetailAZ.aspx?IDAnlass=1555722&amp;date=662249088000000000" xlink:type="simple">WV.BMSY2</text:a></text:p>
          </table:table-cell>
          <table:table-cell table:style-name="ce3" office:value-type="string" calcext:value-type="string">
            <text:p>Biomedizinische Systeme 2</text:p>
          </table:table-cell>
          <table:table-cell table:style-name="ce3" office:value-type="string" calcext:value-type="string">
            <text:p>IAMP / ICP</text:p>
          </table:table-cell>
          <table:table-cell table:style-name="ce3" office:value-type="string" calcext:value-type="string">
            <text:p>scst</text:p>
          </table:table-cell>
          <table:table-cell table:style-name="ce3" office:value-type="string" calcext:value-type="string">
            <text:p>DS6,ST5-MED,ST5-RO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Sem und 8.Sem(DS)/6.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MED</text:p>
          </table:table-cell>
          <table:table-cell table:style-name="ce13" office:value-type="string" calcext:value-type="string">
            <text:p>DS,ST-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cheidegger Stephan</text:p>
          </table:table-cell>
          <table:table-cell table:style-name="ce6" office:value-type="string" calcext:value-type="string">
            <text:p><text:a xlink:href="https://eventoweb.zhaw.ch/Evt_Pages/Brn_ModulDetailAZ.aspx?IDAnlass=1475102&amp;date=662249088000000000" xlink:type="simple">WV.METE1</text:a></text:p>
          </table:table-cell>
          <table:table-cell table:style-name="ce3" office:value-type="string" calcext:value-type="string">
            <text:p>Medizintechnik 1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scst</text:p>
          </table:table-cell>
          <table:table-cell table:style-name="ce3" office:value-type="string" calcext:value-type="string">
            <text:p>ET5,MT7,ST5-MED,ST5-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ST-MED</text:p>
          </table:table-cell>
          <table:table-cell table:style-name="ce13" office:value-type="string" calcext:value-type="string">
            <text:p>ET,ST-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cherrer Maike</text:p>
          </table:table-cell>
          <table:table-cell table:style-name="ce6" office:value-type="string" calcext:value-type="string">
            <text:p><text:a xlink:href="https://eventoweb.zhaw.ch/Evt_Pages/Brn_ModulDetailAZ.aspx?IDAnlass=1558060&amp;date=662249088000000000" xlink:type="simple">WV.LSCM</text:a></text:p>
          </table:table-cell>
          <table:table-cell table:style-name="ce3" office:value-type="string" calcext:value-type="string">
            <text:p>Logistik und Supply Chain Managemen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cek</text:p>
          </table:table-cell>
          <table:table-cell table:style-name="ce3" office:value-type="string" calcext:value-type="string">
            <text:p>VS6,WI5-I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ster(VS)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WI-IE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Scherrer Maike</text:p>
          </table:table-cell>
          <table:table-cell table:style-name="ce6" office:value-type="string" calcext:value-type="string">
            <text:p><text:a xlink:href="https://eventoweb.zhaw.ch/Evt_Pages/Brn_ModulDetailAZ.aspx?IDAnlass=1941076&amp;date=662249088000000000" xlink:type="simple">WV.LSCM3</text:a></text:p>
          </table:table-cell>
          <table:table-cell table:style-name="ce3" office:value-type="string" calcext:value-type="string">
            <text:p>Logistik und Supply Chain Management 3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cek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Schilling Frank-Peter</text:p>
          </table:table-cell>
          <table:table-cell table:style-name="ce6" office:value-type="string" calcext:value-type="string">
            <text:p><text:a xlink:href="https://eventoweb.zhaw.ch/Evt_Pages/Brn_ModulDetailAZ.aspx?IDAnlass=1842030&amp;date=662249088000000000" xlink:type="simple">WV.CVDL-EN</text:a></text:p>
          </table:table-cell>
          <table:table-cell table:style-name="ce3" office:value-type="string" calcext:value-type="string">
            <text:p>Computer Vision with Deep Learning</text:p>
          </table:table-cell>
          <table:table-cell table:style-name="ce3" office:value-type="string" calcext:value-type="string">
            <text:p>CAI</text:p>
          </table:table-cell>
          <table:table-cell table:style-name="ce3" office:value-type="string" calcext:value-type="string">
            <text:p>scik</text:p>
          </table:table-cell>
          <table:table-cell table:style-name="ce3" office:value-type="string" calcext:value-type="string">
            <text:p>DS6,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 table:visibility="filter">
          <table:table-cell table:style-name="ce3" office:value-type="string" calcext:value-type="string">
            <text:p>Schmid Daniel</text:p>
          </table:table-cell>
          <table:table-cell table:style-name="ce6" office:value-type="string" calcext:value-type="string">
            <text:p><text:a xlink:href="https://eventoweb.zhaw.ch/Evt_Pages/Brn_ModulDetailAZ.aspx?IDAnlass=1829202&amp;date=662249088000000000" xlink:type="simple">WIV.SF</text:a></text:p>
          </table:table-cell>
          <table:table-cell table:style-name="ce3" office:value-type="string" calcext:value-type="string">
            <text:p>Smart Factory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scdd</text:p>
          </table:table-cell>
          <table:table-cell table:style-name="ce3" office:value-type="string" calcext:value-type="string">
            <text:p>WI5-I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Schmidhuber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64&amp;clearcache=true&amp;date=662248224000000000" xlink:type="simple">WIV.MF1</text:a></text:p>
          </table:table-cell>
          <table:table-cell table:style-name="ce3" office:value-type="string" calcext:value-type="string">
            <text:p>Mathematik der Finanzmärkte 1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scdh</text:p>
          </table:table-cell>
          <table:table-cell table:style-name="ce3" office:value-type="string" calcext:value-type="string">
            <text:p>WI4-WM</text:p>
          </table:table-cell>
          <table:table-cell table:style-name="ce3" office:value-type="string" calcext:value-type="string">
            <text:p>4. Semester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Schmidhuber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48&amp;clearcache=true&amp;date=662248224000000000" xlink:type="simple">WIV.MF2</text:a></text:p>
          </table:table-cell>
          <table:table-cell table:style-name="ce3" office:value-type="string" calcext:value-type="string">
            <text:p>Mathematik der Finanzmärkte 2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scdh</text:p>
          </table:table-cell>
          <table:table-cell table:style-name="ce3" office:value-type="string" calcext:value-type="string">
            <text:p>WI5-W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visibility="filter">
          <table:table-cell table:style-name="ce3" office:value-type="string" calcext:value-type="string">
            <text:p>Schmidhuber Christoph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80&amp;clearcache=true&amp;date=662248224000000000" xlink:type="simple">WIV.RE</text:a></text:p>
          </table:table-cell>
          <table:table-cell table:style-name="ce3" office:value-type="string" calcext:value-type="string">
            <text:p>Risk Engineering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scdh</text:p>
          </table:table-cell>
          <table:table-cell table:style-name="ce3" office:value-type="string" calcext:value-type="string">
            <text:p>WI5-W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Schilling Frank-Peter</text:p>
          </table:table-cell>
          <table:table-cell table:style-name="ce6" office:value-type="string" calcext:value-type="string">
            <text:p><text:a xlink:href="https://eventoweb.zhaw.ch/Evt_Pages/Brn_ModulDetailAZ.aspx?IDAnlass=1829202&amp;date=662249088000000000" xlink:type="simple">WV.MLOPS-EN</text:a></text:p>
          </table:table-cell>
          <table:table-cell table:style-name="ce3" office:value-type="string" calcext:value-type="string">
            <text:p>Machine Learning Operations</text:p>
          </table:table-cell>
          <table:table-cell table:style-name="ce3" office:value-type="string" calcext:value-type="string">
            <text:p>CAI</text:p>
          </table:table-cell>
          <table:table-cell table:style-name="ce3" office:value-type="string" calcext:value-type="string">
            <text:p>scik</text:p>
          </table:table-cell>
          <table:table-cell table:style-name="ce3" office:value-type="string" calcext:value-type="string">
            <text:p>DS6,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>
          <table:table-cell table:style-name="ce3" office:value-type="string" calcext:value-type="string">
            <text:p>Schmidhuber Christoph</text:p>
          </table:table-cell>
          <table:table-cell table:style-name="ce6" office:value-type="string" calcext:value-type="string">
            <text:p><text:a xlink:href="https://eventoweb.zhaw.ch/Evt_Pages/Brn_ModulDetailAZ.aspx?IDAnlass=1829197&amp;date=662249088000000000" xlink:type="simple">WV.EFM</text:a></text:p>
          </table:table-cell>
          <table:table-cell table:style-name="ce3" office:value-type="string" calcext:value-type="string">
            <text:p>Einführung in die Finanzmärkt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scdh</text:p>
          </table:table-cell>
          <table:table-cell table:style-name="ce3" office:value-type="string" calcext:value-type="string">
            <text:p>D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2" calcext:value-type="float">
            <text:p>22</text:p>
          </table:table-cell>
        </table:table-row>
        <table:table-row table:style-name="ro2">
          <table:table-cell table:style-name="ce3" office:value-type="string" calcext:value-type="string">
            <text:p>Spada Matteo</text:p>
          </table:table-cell>
          <table:table-cell table:style-name="ce6" office:value-type="string" calcext:value-type="string">
            <text:p><text:a xlink:href="https://eventoweb.zhaw.ch/Evt_Pages/Brn_ModulDetailAZ.aspx?IDAnlass=1749816&amp;date=662249088000000000" xlink:type="simple">WVK.RESE</text:a></text:p>
          </table:table-cell>
          <table:table-cell table:style-name="ce3" office:value-type="string" calcext:value-type="string">
            <text:p>Resilienz-Engineering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spaa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Spielberger Jürgen</text:p>
          </table:table-cell>
          <table:table-cell table:style-name="ce6" office:value-type="string" calcext:value-type="string">
            <text:p><text:a xlink:href="https://eventoweb.zhaw.ch/Evt_Pages/Brn_ModulDetailAZ.aspx?IDAnlass=1777719&amp;date=662249088000000000" xlink:type="simple">WV.DNET2</text:a></text:p>
          </table:table-cell>
          <table:table-cell table:style-name="ce3" office:value-type="string" calcext:value-type="string">
            <text:p>DotNet Technologie und Frameworks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pij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Spielberger Jürgen</text:p>
          </table:table-cell>
          <table:table-cell table:style-name="ce6" office:value-type="string" calcext:value-type="string">
            <text:p><text:a xlink:href="https://eventoweb.zhaw.ch/Evt_Pages/Brn_ModulDetailAZ.aspx?IDAnlass=1838885&amp;date=662249088000000000" xlink:type="simple">WVU.RASOP-EN</text:a></text:p>
          </table:table-cell>
          <table:table-cell table:style-name="ce3" office:value-type="string" calcext:value-type="string">
            <text:p>Rapid Software Prototyping for Engineering Science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pij,ruiz</text:p>
          </table:table-cell>
          <table:table-cell table:style-name="ce3" office:value-type="string" calcext:value-type="string">
            <text:p>AV6,DS6,ET5,EU6,IT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Spillner Josef</text:p>
          </table:table-cell>
          <table:table-cell table:style-name="ce6" office:value-type="string" calcext:value-type="string">
            <text:p><text:a xlink:href="https://eventoweb.zhaw.ch/Evt_Pages/Brn_ModulDetailAZ.aspx?IDAnlass=1671087&amp;date=662249088000000000" xlink:type="simple">WV.SCAD-EN</text:a></text:p>
          </table:table-cell>
          <table:table-cell table:style-name="ce3" office:value-type="string" calcext:value-type="string">
            <text:p>Serverless and Cloud Application Development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pio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Spinner Georg</text:p>
          </table:table-cell>
          <table:table-cell table:style-name="ce6" office:value-type="string" calcext:value-type="string">
            <text:p><text:a xlink:href="https://eventoweb.zhaw.ch/Evt_Pages/Brn_ModulDetailAZ.aspx?IDAnlass=1829221&amp;date=662249088000000000" xlink:type="simple">WV.DSHEAL-EN</text:a></text:p>
          </table:table-cell>
          <table:table-cell table:style-name="ce3" office:value-type="string" calcext:value-type="string">
            <text:p>Data Science in Health</text:p>
          </table:table-cell>
          <table:table-cell table:style-name="ce3" office:value-type="string" calcext:value-type="string">
            <text:p>ICLS, N</text:p>
          </table:table-cell>
          <table:table-cell table:style-name="ce3" office:value-type="string" calcext:value-type="string">
            <text:p>spnn</text:p>
          </table:table-cell>
          <table:table-cell table:style-name="ce3" office:value-type="string" calcext:value-type="string">
            <text:p>DS6;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Stadelmann Thilo</text:p>
          </table:table-cell>
          <table:table-cell table:style-name="ce6" office:value-type="string" calcext:value-type="string">
            <text:p><text:a xlink:href="https://eventoweb.zhaw.ch/Evt_Pages/Brn_ModulDetailAZ.aspx?IDAnlass=1558834&amp;date=662249088000000000" xlink:type="simple">WV.AI1-EN</text:a></text:p>
          </table:table-cell>
          <table:table-cell table:style-name="ce3" office:value-type="string" calcext:value-type="string">
            <text:p>Artificial Intelligence 1</text:p>
          </table:table-cell>
          <table:table-cell table:style-name="ce3" office:value-type="string" calcext:value-type="string">
            <text:p>CAI</text:p>
          </table:table-cell>
          <table:table-cell table:style-name="ce3" office:value-type="string" calcext:value-type="string">
            <text:p>stdm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Stadelmann Thilo</text:p>
          </table:table-cell>
          <table:table-cell table:style-name="ce6" office:value-type="string" calcext:value-type="string">
            <text:p><text:a xlink:href="https://eventoweb.zhaw.ch/Evt_Pages/Brn_ModulDetailAZ.aspx?IDAnlass=1558830&amp;date=662249088000000000" xlink:type="simple">WV.AI2-EN</text:a></text:p>
          </table:table-cell>
          <table:table-cell table:style-name="ce3" office:value-type="string" calcext:value-type="string">
            <text:p>Artificial Intelligence 2</text:p>
          </table:table-cell>
          <table:table-cell table:style-name="ce3" office:value-type="string" calcext:value-type="string">
            <text:p>CAI</text:p>
          </table:table-cell>
          <table:table-cell table:style-name="ce3" office:value-type="string" calcext:value-type="string">
            <text:p>stdm</text:p>
          </table:table-cell>
          <table:table-cell table:style-name="ce3" office:value-type="string" calcext:value-type="string">
            <text:p>DS6,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+ZH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,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Stadelmann Thilo</text:p>
          </table:table-cell>
          <table:table-cell table:style-name="ce6" office:value-type="string" calcext:value-type="string">
            <text:p><text:a xlink:href="https://eventoweb.zhaw.ch/Evt_Pages/Brn_ModulDetailAZ.aspx?IDAnlass=1941107&amp;date=662249088000000000" xlink:type="simple">WVK.BW-INTAI-EN</text:a></text:p>
          </table:table-cell>
          <table:table-cell table:style-name="ce3" office:value-type="string" calcext:value-type="string">
            <text:p>Blockweek Introduction to AI for Engineers</text:p>
          </table:table-cell>
          <table:table-cell table:style-name="ce3" office:value-type="string" calcext:value-type="string">
            <text:p>CAI</text:p>
          </table:table-cell>
          <table:table-cell table:style-name="ce3" office:value-type="string" calcext:value-type="string">
            <text:p>stdm</text:p>
          </table:table-cell>
          <table:table-cell table:style-name="ce3" office:value-type="string" calcext:value-type="string">
            <text:p>AV5,ET5,EU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3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Stamm Christoph Georg</text:p>
          </table:table-cell>
          <table:table-cell table:style-name="ce6" office:value-type="string" calcext:value-type="string">
            <text:p><text:a xlink:href="https://eventoweb.zhaw.ch/Evt_Pages/Brn_ModulDetailAZ.aspx?IDAnlass=1680512&amp;date=662249088000000000" xlink:type="simple">WV.AGO</text:a></text:p>
          </table:table-cell>
          <table:table-cell table:style-name="ce3" office:value-type="string" calcext:value-type="string">
            <text:p>Angewandte Optik / Photonics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stac</text:p>
          </table:table-cell>
          <table:table-cell table:style-name="ce3" office:value-type="string" calcext:value-type="string">
            <text:p>ET5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Stingelin Simon Iwan</text:p>
          </table:table-cell>
          <table:table-cell table:style-name="ce6" office:value-type="string" calcext:value-type="string">
            <text:p><text:a xlink:href="https://eventoweb.zhaw.ch/Evt_Pages/Brn_ModulDetailAZ.aspx?IDAnlass=1838859&amp;date=662249088000000000" xlink:type="simple">WVU.HANA</text:a></text:p>
          </table:table-cell>
          <table:table-cell table:style-name="ce3" office:value-type="string" calcext:value-type="string">
            <text:p>Höhere Analysis und Numerik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stiw</text:p>
          </table:table-cell>
          <table:table-cell table:style-name="ce3" office:value-type="string" calcext:value-type="string">
            <text:p>AV6,DS6,ET5,EU6,IT6,MT7,ST5,VS6,WI6</text:p>
          </table:table-cell>
          <table:table-cell table:style-name="ce3" office:value-type="string" calcext:value-type="string">
            <text:p>5. Sem/6. Sem</text:p>
          </table:table-cell>
          <table:table-cell table:style-name="ce3" office:value-type="string" calcext:value-type="string">
            <text:p>5. Sem/6. Sem/7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;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WIN+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IT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inger Kurt</text:p>
          </table:table-cell>
          <table:table-cell table:style-name="ce6" office:value-type="string" calcext:value-type="string">
            <text:p><text:a xlink:href="https://eventoweb.zhaw.ch/Evt_Pages/Brn_ModulDetailAZ.aspx?IDAnlass=1558820&amp;date=662249088000000000" xlink:type="simple">WV.IE2</text:a></text:p>
          </table:table-cell>
          <table:table-cell table:style-name="ce3" office:value-type="string" calcext:value-type="string">
            <text:p>Information Engineering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tog</text:p>
          </table:table-cell>
          <table:table-cell table:style-name="ce3" office:value-type="string" calcext:value-type="string">
            <text:p>IT6,WI5-DSE/IE/W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(IT)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WI-DSE/IE/WM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rmer Henrik</text:p>
          </table:table-cell>
          <table:table-cell table:style-name="ce6" office:value-type="string" calcext:value-type="string">
            <text:p><text:a xlink:href="https://eventoweb.zhaw.ch/Evt_Pages/Brn_ModulDetailAZ.aspx?IDAnlass=1777722&amp;date=662249088000000000" xlink:type="simple">WV.MOBA1</text:a></text:p>
          </table:table-cell>
          <table:table-cell table:style-name="ce3" office:value-type="string" calcext:value-type="string">
            <text:p>Mobile Applications 1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tme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tormer Henrik</text:p>
          </table:table-cell>
          <table:table-cell table:style-name="ce6" office:value-type="string" calcext:value-type="string">
            <text:p><text:a xlink:href="https://eventoweb.zhaw.ch/Evt_Pages/Brn_ModulDetailAZ.aspx?IDAnlass=1777729&amp;date=662249088000000000" xlink:type="simple">WV.MOBA2</text:a></text:p>
          </table:table-cell>
          <table:table-cell table:style-name="ce3" office:value-type="string" calcext:value-type="string">
            <text:p>Mobile Applications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tme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+ZH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tuder Patrick</text:p>
          </table:table-cell>
          <table:table-cell table:style-name="ce6" office:value-type="string" calcext:value-type="string">
            <text:p><text:a xlink:href="https://eventoweb.zhaw.ch/Evt_Pages/Brn_ModulDetailAZ.aspx?IDAnlass=1684412&amp;date=662249088000000000" xlink:type="simple">WVK.EAP-EN</text:a></text:p>
          </table:table-cell>
          <table:table-cell table:style-name="ce3" office:value-type="string" calcext:value-type="string">
            <text:p>English for Academic Purposes</text:p>
          </table:table-cell>
          <table:table-cell table:style-name="ce3" office:value-type="string" calcext:value-type="string">
            <text:p>ILC</text:p>
          </table:table-cell>
          <table:table-cell table:style-name="ce3" office:value-type="string" calcext:value-type="string">
            <text:p>stup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und 6. Semester</text:p>
          </table:table-cell>
          <table:table-cell table:style-name="ce3" office:value-type="string" calcext:value-type="string">
            <text:p>5. Sem/6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Tanadini Lorenzo</text:p>
          </table:table-cell>
          <table:table-cell table:style-name="ce6" office:value-type="string" calcext:value-type="string">
            <text:p><text:a xlink:href="https://eventoweb.zhaw.ch/Evt_Pages/Brn_ModulDetailAZ.aspx?IDAnlass=1838880&amp;date=662249088000000000" xlink:type="simple">WVU.PREAN</text:a></text:p>
          </table:table-cell>
          <table:table-cell table:style-name="ce3" office:value-type="string" calcext:value-type="string">
            <text:p>Predictive Analytic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tani</text:p>
          </table:table-cell>
          <table:table-cell table:style-name="ce3" office:value-type="string" calcext:value-type="string">
            <text:p>AV6,DS6,EU6,IT6,MT7,ST5,V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EU,IT,MT,ST,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string" calcext:value-type="string">
            <text:p>Tillenkamp Frank</text:p>
          </table:table-cell>
          <table:table-cell table:style-name="ce6" office:value-type="string" calcext:value-type="string">
            <text:p><text:a xlink:href="https://eventoweb.zhaw.ch/Evt_Pages/Brn_ModulDetailAZ.aspx?IDAnlass=1557913&amp;date=662249088000000000" xlink:type="simple">WV.KMWP</text:a></text:p>
          </table:table-cell>
          <table:table-cell table:style-name="ce3" office:value-type="string" calcext:value-type="string">
            <text:p>Kältemaschinen und Wärmepumpen 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till</text:p>
          </table:table-cell>
          <table:table-cell table:style-name="ce3" office:value-type="string" calcext:value-type="string">
            <text:p>EU5-THET,EU6-NTEC/ELEE,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ester(EU)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THET,MT-SP</text:p>
          </table:table-cell>
          <table:table-cell table:style-name="ce13" office:value-type="string" calcext:value-type="string">
            <text:p>EU-ELEE/NTEC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Toffetti Carughi Giovanni</text:p>
          </table:table-cell>
          <table:table-cell table:style-name="ce6" office:value-type="string" calcext:value-type="string">
            <text:p><text:a xlink:href="https://eventoweb.zhaw.ch/Evt_Pages/Brn_ModulDetailAZ.aspx?IDAnlass=1604957&amp;date=662249088000000000" xlink:type="simple">WV.RAP-EN</text:a></text:p>
          </table:table-cell>
          <table:table-cell table:style-name="ce3" office:value-type="string" calcext:value-type="string">
            <text:p>Robotic Applications Programming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toff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Ulli-Beer Silvia</text:p>
          </table:table-cell>
          <table:table-cell table:style-name="ce6" office:value-type="string" calcext:value-type="string">
            <text:p><text:a xlink:href="https://eventoweb.zhaw.ch/Evt_Pages/Brn_ModulDetailAZ.aspx?IDAnlass=1842041&amp;date=662249088000000000" xlink:type="simple">WV.ESD</text:a></text:p>
          </table:table-cell>
          <table:table-cell table:style-name="ce3" office:value-type="string" calcext:value-type="string">
            <text:p>Energy System Dynamics 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</text:p>
          </table:table-cell>
          <table:table-cell table:style-name="ce3" office:value-type="string" calcext:value-type="string">
            <text:p>EU5-NTEC,EU6-ELEE/THET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ester/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NTEC</text:p>
          </table:table-cell>
          <table:table-cell table:style-name="ce13" office:value-type="string" calcext:value-type="string">
            <text:p>EU-ELEE/TH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14,15</text:p>
          </table:table-cell>
        </table:table-row>
        <table:table-row table:style-name="ro2">
          <table:table-cell table:style-name="ce3" office:value-type="string" calcext:value-type="string">
            <text:p>Ulli-Beer Silvia</text:p>
          </table:table-cell>
          <table:table-cell table:style-name="ce6" office:value-type="string" calcext:value-type="string">
            <text:p><text:a xlink:href="https://eventoweb.zhaw.ch/Evt_Pages/Brn_ModulDetailAZ.aspx?IDAnlass=1842037&amp;date=662249088000000000" xlink:type="simple">WV.NGM</text:a></text:p>
          </table:table-cell>
          <table:table-cell table:style-name="ce3" office:value-type="string" calcext:value-type="string">
            <text:p>Nachhaltige Geschäftsmodelle 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</text:p>
          </table:table-cell>
          <table:table-cell table:style-name="ce3" office:value-type="string" calcext:value-type="string">
            <text:p>EU5-NTEC,EU6-ELEE/THET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EU-NTEC</text:p>
          </table:table-cell>
          <table:table-cell table:style-name="ce13" office:value-type="string" calcext:value-type="string">
            <text:p>EU-ELEE/THE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14,15</text:p>
          </table:table-cell>
        </table:table-row>
        <table:table-row table:style-name="ro2">
          <table:table-cell table:style-name="ce3" office:value-type="string" calcext:value-type="string">
            <text:p>Ulli-Beer Silvia</text:p>
          </table:table-cell>
          <table:table-cell table:style-name="ce6" office:value-type="string" calcext:value-type="string">
            <text:p><text:a xlink:href="https://eventoweb.zhaw.ch/Evt_Pages/Brn_ModulDetailAZ.aspx?IDAnlass=1941112&amp;date=662249088000000000" xlink:type="simple">WVK.BW-KTIN</text:a></text:p>
          </table:table-cell>
          <table:table-cell table:style-name="ce3" office:value-type="string" calcext:value-type="string">
            <text:p>Blockwoche Klimapolitik und Technologische Innovationen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</text:p>
          </table:table-cell>
          <table:table-cell table:style-name="ce3" office:value-type="string" calcext:value-type="string">
            <text:p>AV5,DS5,E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27;KW3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Nein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14,15</text:p>
          </table:table-cell>
        </table:table-row>
        <table:table-row table:style-name="ro2">
          <table:table-cell table:style-name="ce3" office:value-type="string" calcext:value-type="string">
            <text:p>Ulli-Beer Silvia</text:p>
          </table:table-cell>
          <table:table-cell table:style-name="ce6" office:value-type="string" calcext:value-type="string">
            <text:p><text:a xlink:href="https://eventoweb.zhaw.ch/Evt_Pages/Brn_ModulDetailAZ.aspx?IDAnlass=1684360&amp;date=662249088000000000" xlink:type="simple">WVK.INTM</text:a></text:p>
          </table:table-cell>
          <table:table-cell table:style-name="ce3" office:value-type="string" calcext:value-type="string">
            <text:p>Innovations- und Technologiemanagemen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</text:p>
          </table:table-cell>
          <table:table-cell table:style-name="ce3" office:value-type="string" calcext:value-type="string">
            <text:p>AV5,DS5,ET5,EU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14,15</text:p>
          </table:table-cell>
        </table:table-row>
        <table:table-row table:style-name="ro2">
          <table:table-cell table:style-name="ce3" office:value-type="string" calcext:value-type="string">
            <text:p>Ulli-Beer Silvia</text:p>
          </table:table-cell>
          <table:table-cell table:style-name="ce6" office:value-type="string" calcext:value-type="string">
            <text:p><text:a xlink:href="https://eventoweb.zhaw.ch/Evt_Pages/Brn_ModulDetailAZ.aspx?IDAnlass=1842023&amp;date=662249088000000000" xlink:type="simple">WVU.MSDC</text:a></text:p>
          </table:table-cell>
          <table:table-cell table:style-name="ce3" office:value-type="string" calcext:value-type="string">
            <text:p>Modelling and Simulation of Dynamical Complex Socio-Technical Systems (System Dynamics)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</text:p>
          </table:table-cell>
          <table:table-cell table:style-name="ce3" office:value-type="string" calcext:value-type="string">
            <text:p>AV6,DS6,ET5,EU6,MT7,ST5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14,15</text:p>
          </table:table-cell>
        </table:table-row>
        <table:table-row table:style-name="ro2">
          <table:table-cell table:style-name="ce3" office:value-type="string" calcext:value-type="string">
            <text:p>Ulli-Beer Silvia</text:p>
          </table:table-cell>
          <table:table-cell table:style-name="ce6" office:value-type="string" calcext:value-type="string">
            <text:p><text:a xlink:href="https://eventoweb.zhaw.ch/Evt_Pages/Brn_ModulDetailAZ.aspx?IDAnlass=1838889&amp;date=662249088000000000" xlink:type="simple">WVU.VISTAR</text:a></text:p>
          </table:table-cell>
          <table:table-cell table:style-name="ce3" office:value-type="string" calcext:value-type="string">
            <text:p>Viable Start-ups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</text:p>
          </table:table-cell>
          <table:table-cell table:style-name="ce3" office:value-type="string" calcext:value-type="string">
            <text:p>AV6,DS6,EU6,IT6,MT7,VS6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U,IT,M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string" calcext:value-type="string">
            <text:p>14,15</text:p>
          </table:table-cell>
        </table:table-row>
        <table:table-row table:style-name="ro2">
          <table:table-cell table:style-name="ce3" office:value-type="string" calcext:value-type="string">
            <text:p>Ulli-Beer Silvia, Graf Sandro</text:p>
          </table:table-cell>
          <table:table-cell table:style-name="ce6" office:value-type="string" calcext:value-type="string">
            <text:p><text:a xlink:href="https://eventoweb.zhaw.ch/Evt_Pages/Brn_ModulDetailAZ.aspx?IDAnlass=1941103&amp;date=662249088000000000" xlink:type="simple">WVK.BW-DEST</text:a></text:p>
          </table:table-cell>
          <table:table-cell table:style-name="ce3" office:value-type="string" calcext:value-type="string">
            <text:p>Blockwoche Design Thinking in der Virtuellen Wel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,graa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string" calcext:value-type="string">
            <text:p>KW3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Ulli-Beer Silvia, Speich Matthias</text:p>
          </table:table-cell>
          <table:table-cell table:style-name="ce6" office:value-type="string" calcext:value-type="string">
            <text:p><text:a xlink:href="https://eventoweb.zhaw.ch/Evt_Pages/Brn_ModulDetailAZ.aspx?IDAnlass=1749818&amp;date=662249088000000000" xlink:type="simple">WVK.DEKA</text:a></text:p>
          </table:table-cell>
          <table:table-cell table:style-name="ce3" office:value-type="string" calcext:value-type="string">
            <text:p>Dekarbonisierung des Energiesystems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ullb,spei</text:p>
          </table:table-cell>
          <table:table-cell table:style-name="ce3" office:value-type="string" calcext:value-type="string">
            <text:p>AV5,DS5,ET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 table:visibility="filter">
          <table:table-cell table:style-name="ce3" office:value-type="string" calcext:value-type="string">
            <text:p>Valenta Thom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78&amp;clearcache=true&amp;date=662248224000000000" xlink:type="simple">AVV.ACSYS-FP-EN</text:a></text:p>
          </table:table-cell>
          <table:table-cell table:style-name="ce3" office:value-type="string" calcext:value-type="string">
            <text:p>Aircraft Systems - Flight Propulsion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xvam</text:p>
          </table:table-cell>
          <table:table-cell table:style-name="ce3" office:value-type="string" calcext:value-type="string">
            <text:p>AV6-T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T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Von Wieding Sönke</text:p>
          </table:table-cell>
          <table:table-cell table:style-name="ce6" office:value-type="string" calcext:value-type="string">
            <text:p><text:a xlink:href="https://eventoweb.zhaw.ch/Evt_Pages/Brn_ModulDetailAZ.aspx?IDAnlass=1558058&amp;date=662249088000000000" xlink:type="simple">WV.LSCM2</text:a></text:p>
          </table:table-cell>
          <table:table-cell table:style-name="ce3" office:value-type="string" calcext:value-type="string">
            <text:p>Logistik und Supply Chain Management 2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vowi</text:p>
          </table:table-cell>
          <table:table-cell table:style-name="ce3" office:value-type="string" calcext:value-type="string">
            <text:p>VS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ester/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Wahler Michael</text:p>
          </table:table-cell>
          <table:table-cell table:style-name="ce6" office:value-type="string" calcext:value-type="string">
            <text:p><text:a xlink:href="https://eventoweb.zhaw.ch/Evt_Pages/Brn_ModulDetailAZ.aspx?IDAnlass=1558236&amp;date=662249088000000000" xlink:type="simple">WV.ASE2</text:a></text:p>
          </table:table-cell>
          <table:table-cell table:style-name="ce3" office:value-type="string" calcext:value-type="string">
            <text:p>Advanced Software Engineering 2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wahl</text:p>
          </table:table-cell>
          <table:table-cell table:style-name="ce3" office:value-type="string" calcext:value-type="string">
            <text:p>I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54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 table:visibility="filter">
          <table:table-cell table:style-name="ce3" office:value-type="string" calcext:value-type="string">
            <text:p>Waltert Manuel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60111&amp;clearcache=true&amp;date=662248224000000000" xlink:type="simple">WV.ATMSS-EN</text:a></text:p>
          </table:table-cell>
          <table:table-cell table:style-name="ce3" office:value-type="string" calcext:value-type="string">
            <text:p>ATM Summer School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wate</text:p>
          </table:table-cell>
          <table:table-cell table:style-name="ce3" office:value-type="string" calcext:value-type="string">
            <text:p>AV5</text:p>
          </table:table-cell>
          <table:table-cell table:number-columns-repeated="2" table:style-name="ce3" office:value-type="string" calcext:value-type="string">
            <text:p>5. Semester</text:p>
          </table:table-cell>
          <table:table-cell table:style-name="ce3" office:value-type="string" calcext:value-type="string">
            <text:p>???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</text:p>
          </table:table-cell>
          <table:table-cell table:style-name="ce13" office:value-type="float" office:value="0" calcext:value-type="float">
            <text:p>0</text:p>
          </table:table-cell>
          <table:table-cell table:style-name="ce3"/>
          <table:table-cell table:style-name="ce19"/>
        </table:table-row>
        <table:table-row table:style-name="ro2">
          <table:table-cell table:style-name="ce3" office:value-type="string" calcext:value-type="string">
            <text:p>Weber Sutter Markus</text:p>
          </table:table-cell>
          <table:table-cell table:style-name="ce6" office:value-type="string" calcext:value-type="string">
            <text:p><text:a xlink:href="https://eventoweb.zhaw.ch/Evt_Pages/Brn_ModulDetailAZ.aspx?IDAnlass=1746276&amp;date=662249088000000000" xlink:type="simple">MTV.VT1</text:a></text:p>
          </table:table-cell>
          <table:table-cell table:style-name="ce3" office:value-type="string" calcext:value-type="string">
            <text:p>Verfahrenstechnik 1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webm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Weber Sutter Markus</text:p>
          </table:table-cell>
          <table:table-cell table:style-name="ce6" office:value-type="string" calcext:value-type="string">
            <text:p><text:a xlink:href="https://eventoweb.zhaw.ch/Evt_Pages/Brn_ModulDetailAZ.aspx?IDAnlass=1557911&amp;date=662249088000000000" xlink:type="simple">WV.MBS</text:a></text:p>
          </table:table-cell>
          <table:table-cell table:style-name="ce3" office:value-type="string" calcext:value-type="string">
            <text:p>Modellbildung und Simulation</text:p>
          </table:table-cell>
          <table:table-cell table:style-name="ce3" office:value-type="string" calcext:value-type="string">
            <text:p>IEFE</text:p>
          </table:table-cell>
          <table:table-cell table:style-name="ce3" office:value-type="string" calcext:value-type="string">
            <text:p>webm</text:p>
          </table:table-cell>
          <table:table-cell table:style-name="ce3" office:value-type="string" calcext:value-type="string">
            <text:p>MT7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6"/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Weinmann Thomas Oskar</text:p>
          </table:table-cell>
          <table:table-cell table:style-name="ce6" office:value-type="string" calcext:value-type="string">
            <text:p><text:a xlink:href="https://eventoweb.zhaw.ch/Evt_Pages/Brn_ModulDetailAZ.aspx?IDAnlass=1838872&amp;date=662249088000000000" xlink:type="simple">WVU.KONZML</text:a></text:p>
          </table:table-cell>
          <table:table-cell table:style-name="ce3" office:value-type="string" calcext:value-type="string">
            <text:p>Konzepte des Maschinellen Lernens</text:p>
          </table:table-cell>
          <table:table-cell table:style-name="ce3" office:value-type="string" calcext:value-type="string">
            <text:p>IAMP</text:p>
          </table:table-cell>
          <table:table-cell table:style-name="ce3" office:value-type="string" calcext:value-type="string">
            <text:p>weto</text:p>
          </table:table-cell>
          <table:table-cell table:style-name="ce3" office:value-type="string" calcext:value-type="string">
            <text:p>AV6,DS6,ET5,EU6,MT7,ST5,VS6,WI6</text:p>
          </table:table-cell>
          <table:table-cell table:style-name="ce3" office:value-type="string" calcext:value-type="string">
            <text:p>5. Sem/6. Sem</text:p>
          </table:table-cell>
          <table:table-cell table:style-name="ce3" office:value-type="string" calcext:value-type="string">
            <text:p>5. Sem/6. Sem/7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;8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;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SG-übergreifen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ET,EU,M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Welti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558102&amp;clearcache=true&amp;date=662248224000000000" xlink:type="simple">WV.SCD-EN</text:a></text:p>
          </table:table-cell>
          <table:table-cell table:style-name="ce3" office:value-type="string" calcext:value-type="string">
            <text:p>System on Chip Design </text:p>
          </table:table-cell>
          <table:table-cell table:style-name="ce3" office:value-type="string" calcext:value-type="string">
            <text:p>InES</text:p>
          </table:table-cell>
          <table:table-cell table:style-name="ce3" office:value-type="string" calcext:value-type="string">
            <text:p>welo</text:p>
          </table:table-cell>
          <table:table-cell table:style-name="ce3" office:value-type="string" calcext:value-type="string">
            <text:p>ET5,IT6,ST5-MED/RO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(ET)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,IT,ST-MED/ROM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" table:visibility="filter">
          <table:table-cell table:style-name="ce3" office:value-type="string" calcext:value-type="string">
            <text:p>Wildi Marc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87&amp;clearcache=true&amp;date=662248224000000000" xlink:type="simple">WIV.AMO</text:a></text:p>
          </table:table-cell>
          <table:table-cell table:style-name="ce3" office:value-type="string" calcext:value-type="string">
            <text:p>Adaptive Modell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lmr</text:p>
          </table:table-cell>
          <table:table-cell table:style-name="ce3" office:value-type="string" calcext:value-type="string">
            <text:p>WI5-WM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Wildi Marc</text:p>
          </table:table-cell>
          <table:table-cell table:style-name="ce6" office:value-type="string" calcext:value-type="string">
            <text:p><text:a xlink:href="https://eventoweb.zhaw.ch/Evt_Pages/Brn_ModulDetailAZ.aspx?IDAnlass=1822659&amp;date=662249088000000000" xlink:type="simple">WIV.ATSF</text:a></text:p>
          </table:table-cell>
          <table:table-cell table:style-name="ce3" office:value-type="string" calcext:value-type="string">
            <text:p>Advanced Timeseries in Finance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lmr</text:p>
          </table:table-cell>
          <table:table-cell table:style-name="ce3" office:value-type="string" calcext:value-type="string">
            <text:p>DS6,WI5-WM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Nein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WI-WM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2" table:visibility="filter">
          <table:table-cell table:style-name="ce3" office:value-type="string" calcext:value-type="string">
            <text:p>Wildi Marc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77&amp;clearcache=true&amp;date=662248224000000000" xlink:type="simple">WIV.TS</text:a></text:p>
          </table:table-cell>
          <table:table-cell table:style-name="ce3" office:value-type="string" calcext:value-type="string">
            <text:p>Time Serie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lmr</text:p>
          </table:table-cell>
          <table:table-cell table:style-name="ce3" office:value-type="string" calcext:value-type="string">
            <text:p>WI4-WM</text:p>
          </table:table-cell>
          <table:table-cell table:style-name="ce3" office:value-type="string" calcext:value-type="string">
            <text:p>4. Semester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W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Wildi Marc</text:p>
          </table:table-cell>
          <table:table-cell table:style-name="ce6" office:value-type="string" calcext:value-type="string">
            <text:p><text:a xlink:href="https://eventoweb.zhaw.ch/Evt_Pages/Brn_ModulDetailAZ.aspx?IDAnlass=1941072&amp;date=662249088000000000" xlink:type="simple">WV.TSP-EN</text:a></text:p>
          </table:table-cell>
          <table:table-cell table:style-name="ce3" office:value-type="string" calcext:value-type="string">
            <text:p>Time Series Prediction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lmr</text:p>
          </table:table-cell>
          <table:table-cell table:style-name="ce3" office:value-type="string" calcext:value-type="string">
            <text:p>DS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es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2">
          <table:table-cell table:style-name="ce3" office:value-type="string" calcext:value-type="string">
            <text:p>Winkler Marti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74&amp;clearcache=true&amp;date=662248224000000000" xlink:type="simple">MTV.IWO2</text:a></text:p>
          </table:table-cell>
          <table:table-cell table:style-name="ce3" office:value-type="string" calcext:value-type="string">
            <text:p>Innovative Werkstoffe und Oberflächen 2</text:p>
          </table:table-cell>
          <table:table-cell table:style-name="ce3" office:value-type="string" calcext:value-type="string">
            <text:p>IMPE</text:p>
          </table:table-cell>
          <table:table-cell table:style-name="ce3" office:value-type="string" calcext:value-type="string">
            <text:p>winl</text:p>
          </table:table-cell>
          <table:table-cell table:style-name="ce3" office:value-type="string" calcext:value-type="string">
            <text:p>MT6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MT</text:p>
          </table:table-cell>
          <table:table-cell table:style-name="ce13" office:value-type="string" calcext:value-type="string">
            <text:p>MT-S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O1.46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2" table:visibility="filter">
          <table:table-cell table:style-name="ce3" office:value-type="string" calcext:value-type="string">
            <text:p>Wittmer Andreas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24&amp;clearcache=true&amp;date=662248224000000000" xlink:type="simple">AVV.AVMGMT-EN</text:a></text:p>
          </table:table-cell>
          <table:table-cell table:style-name="ce3" office:value-type="string" calcext:value-type="string">
            <text:p>Aviation Management</text:p>
          </table:table-cell>
          <table:table-cell table:style-name="ce3" office:value-type="string" calcext:value-type="string">
            <text:p>ZAV</text:p>
          </table:table-cell>
          <table:table-cell table:style-name="ce3" office:value-type="string" calcext:value-type="string">
            <text:p>xwtm,regl</text:p>
          </table:table-cell>
          <table:table-cell table:style-name="ce3" office:value-type="string" calcext:value-type="string">
            <text:p>AV6-O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8"/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chwerpunkt AV</text:p>
          </table:table-cell>
          <table:table-cell table:style-name="ce13" office:value-type="string" calcext:value-type="string">
            <text:p>AV-O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Wulf Joche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254&amp;clearcache=true&amp;date=662248224000000000" xlink:type="simple">WIV.SEG-EN</text:a></text:p>
          </table:table-cell>
          <table:table-cell table:style-name="ce3" office:value-type="string" calcext:value-type="string">
            <text:p>Service Engineering Basics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ulj</text:p>
          </table:table-cell>
          <table:table-cell table:style-name="ce3" office:value-type="string" calcext:value-type="string">
            <text:p>DS6,WI5-DSE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7. Sem (WI)/5.Sem/7.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WI-DSE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2">
          <table:table-cell table:style-name="ce3" office:value-type="string" calcext:value-type="string">
            <text:p>Wulf Joche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386&amp;clearcache=true&amp;date=662248224000000000" xlink:type="simple">WIV.SEL</text:a></text:p>
          </table:table-cell>
          <table:table-cell table:style-name="ce3" office:value-type="string" calcext:value-type="string">
            <text:p>Service Engineering Labor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ulj</text:p>
          </table:table-cell>
          <table:table-cell table:style-name="ce3" office:value-type="string" calcext:value-type="string">
            <text:p>DS6,WI5-DSE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string" calcext:value-type="string">
            <text:p>8. Sem(WI)/6. Sem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Fach</text:p>
          </table:table-cell>
          <table:table-cell table:style-name="ce13" office:value-type="string" calcext:value-type="string">
            <text:p>WI-DSE</text:p>
          </table:table-cell>
          <table:table-cell table:style-name="ce13" office:value-type="string" calcext:value-type="string">
            <text:p>DS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25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2" table:visibility="filter">
          <table:table-cell table:style-name="ce3" office:value-type="string" calcext:value-type="string">
            <text:p>Wulf Joche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72&amp;clearcache=true&amp;date=662248224000000000" xlink:type="simple">WIV.SOM</text:a></text:p>
          </table:table-cell>
          <table:table-cell table:style-name="ce3" office:value-type="string" calcext:value-type="string">
            <text:p>Service Operations Management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wulj</text:p>
          </table:table-cell>
          <table:table-cell table:style-name="ce3" office:value-type="string" calcext:value-type="string">
            <text:p>WI4-DSE/IE</text:p>
          </table:table-cell>
          <table:table-cell table:style-name="ce3" office:value-type="string" calcext:value-type="string">
            <text:p>4. Semester</text:p>
          </table:table-cell>
          <table:table-cell table:style-name="ce3" office:value-type="string" calcext:value-type="string">
            <text:p>6. Semester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6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Vertiefung WI</text:p>
          </table:table-cell>
          <table:table-cell table:style-name="ce13" office:value-type="string" calcext:value-type="string">
            <text:p>WI-DSE/I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Wyrsch Sigisbert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746426&amp;clearcache=true&amp;date=662248224000000000" xlink:type="simple">XWV.DSV1</text:a></text:p>
          </table:table-cell>
          <table:table-cell table:style-name="ce3" office:value-type="string" calcext:value-type="string">
            <text:p>Digitale Signalverarbeitung 1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wyrs</text:p>
          </table:table-cell>
          <table:table-cell table:style-name="ce3" office:value-type="string" calcext:value-type="string">
            <text:p>ET4,IT6,ST5</text:p>
          </table:table-cell>
          <table:table-cell table:style-name="ce3" office:value-type="string" calcext:value-type="string">
            <text:p>4. Semester (ET) / 6. Semester (IT/ST)</text:p>
          </table:table-cell>
          <table:table-cell table:style-name="ce3" office:value-type="string" calcext:value-type="string">
            <text:p>6. Sem(ET;IT)/8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6;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6;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2" table:style-name="ce13" office:value-type="string" calcext:value-type="string">
            <text:p>W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T</text:p>
          </table:table-cell>
          <table:table-cell table:style-name="ce13" office:value-type="string" calcext:value-type="string">
            <text:p>Pflicht &amp; Vertiefung &amp; WPF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IT,ST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46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Zipper Christian</text:p>
          </table:table-cell>
          <table:table-cell table:style-name="ce6" office:value-type="string" calcext:value-type="string">
            <text:p><text:a xlink:href="https://eventoweb.zhaw.ch/Evt_Pages/Brn_ModulDetailAZ.aspx?IDAnlass=1941123&amp;date=662249088000000000" xlink:type="simple">WVK.BW-NIK</text:a></text:p>
          </table:table-cell>
          <table:table-cell table:style-name="ce3" office:value-type="string" calcext:value-type="string">
            <text:p>Blockwoche Nachhaltigkeit von Informations- und Kommunikationstechnologien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zipp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und 6. Semester</text:p>
          </table:table-cell>
          <table:table-cell table:style-name="ce3" office:value-type="string" calcext:value-type="string">
            <text:p>5. Sem/6. Sem/7. Sem</text:p>
          </table:table-cell>
          <table:table-cell table:style-name="ce3" office:value-type="string" calcext:value-type="string">
            <text:p>KW5;KW2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5;6</text:p>
          </table:table-cell>
          <table:table-cell table:style-name="ce13" office:value-type="string" calcext:value-type="string">
            <text:p>5;6;7</text:p>
          </table:table-cell>
          <table:table-cell table:style-name="ce13" office:value-type="string" calcext:value-type="string">
            <text:p>Ja;Ja;Nein</text:p>
          </table:table-cell>
          <table:table-cell table:style-name="ce13" office:value-type="string" calcext:value-type="string">
            <text:p>Ja;Ja;Ja</text:p>
          </table:table-cell>
          <table:table-cell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Zipper Christian</text:p>
          </table:table-cell>
          <table:table-cell table:style-name="ce6" office:value-type="string" calcext:value-type="string">
            <text:p><text:a xlink:href="https://eventoweb.zhaw.ch/Evt_Pages/Brn_ModulDetailAZ.aspx?node=2901247e-aa27-4f84-a5d6-d6b33b234dbd&amp;IDAnlass=1684394&amp;clearcache=true&amp;date=662248224000000000" xlink:type="simple">WVK.RM</text:a></text:p>
          </table:table-cell>
          <table:table-cell table:style-name="ce3" office:value-type="string" calcext:value-type="string">
            <text:p>Risikomanagement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zipp</text:p>
          </table:table-cell>
          <table:table-cell table:style-name="ce3" office:value-type="string" calcext:value-type="string">
            <text:p>AV5,DS5,ET5,EU5,IT5,MT5,ST5,VS5,WI6</text:p>
          </table:table-cell>
          <table:table-cell table:style-name="ce3" office:value-type="string" calcext:value-type="string">
            <text:p>5. Semester</text:p>
          </table:table-cell>
          <table:table-cell table:style-name="ce3" office:value-type="string" calcext:value-type="string">
            <text:p>5. Sem/7. Sem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5;7</text:p>
          </table:table-cell>
          <table:table-cell table:number-columns-repeated="3" table:style-name="ce13" office:value-type="string" calcext:value-type="string">
            <text:p>Ja</text:p>
          </table:table-cell>
          <table:table-cell table:style-name="ce13" office:value-type="string" calcext:value-type="string">
            <text:p>Ne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PFM Kontex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V,DS,ET,EU,MT,IT,ST,VS,WI</text:p>
          </table:table-cell>
          <table:table-cell table:style-name="ce13" office:value-type="string" calcext:value-type="string">
            <text:p>x</text:p>
          </table:table-cell>
          <table:table-cell table:style-name="ce3" office:value-type="string" calcext:value-type="string">
            <text:p>TN E0.92</text:p>
          </table:table-cell>
          <table:table-cell table:style-name="ce19" office:value-type="float" office:value="19" calcext:value-type="float">
            <text:p>19</text:p>
          </table:table-cell>
        </table:table-row>
        <table:table-row table:style-name="ro2" table:number-rows-repeated="1048350">
          <table:table-cell table:number-columns-repeated="43"/>
        </table:table-row>
        <table:table-row table:style-name="ro2">
          <table:table-cell table:number-columns-repeated="43"/>
        </table:table-row>
        <calcext:conditional-formats>
          <calcext:conditional-format calcext:target-range-address="Tabelle1.AP1:Tabelle1.AQ1">
            <calcext:condition calcext:apply-style-name="ConditionalStyle_1" calcext:value="formula-is(MOD(ROW(#ref!);2)=0)" calcext:base-cell-address="Tabelle1.AP1"/>
          </calcext:conditional-format>
          <calcext:conditional-format calcext:target-range-address="Tabelle1.D1:Tabelle1.AN1">
            <calcext:condition calcext:apply-style-name="ConditionalStyle_2" calcext:value="formula-is(MOD(ROW(#ref!);2)=0)" calcext:base-cell-address="Tabelle1.D1"/>
          </calcext:conditional-format>
          <calcext:conditional-format calcext:target-range-address="Tabelle1.B1:Tabelle1.B1">
            <calcext:condition calcext:apply-style-name="ConditionalStyle_3" calcext:value="formula-is(MOD(ROW(#ref!);2)&lt;&gt;0)" calcext:base-cell-address="Tabelle1.B1"/>
          </calcext:conditional-format>
          <calcext:conditional-format calcext:target-range-address="Tabelle1.A1:Tabelle1.A1">
            <calcext:condition calcext:apply-style-name="ConditionalStyle_4" calcext:value="formula-is(MOD(ROW(#ref!);2)=0)" calcext:base-cell-address="Tabelle1.A1"/>
          </calcext:conditional-format>
        </calcext:conditional-formats>
      </table:table>
      <table:table table:name="'file:///S:/pools/t/T-STAF-Modulbasisliste/Liste_alle_Module_SM2025.xlsx'#Hilfslisten" table:print="false" table:style-name="ta_extref">
        <table:table-source xlink:type="simple" xlink:href="/S:/pools/t/T-STAF-Modulbasisliste/Liste_alle_Module_SM2025.xlsx" table:table-name="Hilfslisten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string">
            <text:p>Typ 1a - 2 Credits - 2 SWL V</text:p>
          </table:table-cell>
        </table:table-row>
        <table:table-row>
          <table:table-cell/>
          <table:table-cell table:style-name="ce1" office:value-type="string">
            <text:p>Typ 1b - 2 Credits - 2 SWL P</text:p>
          </table:table-cell>
        </table:table-row>
        <table:table-row>
          <table:table-cell/>
          <table:table-cell table:style-name="ce1" office:value-type="string">
            <text:p>Typ 1c - 2 Credits - 2 SWL P, 4 Lektionen zweiwöchentlich</text:p>
          </table:table-cell>
        </table:table-row>
        <table:table-row>
          <table:table-cell/>
          <table:table-cell table:style-name="ce1" office:value-type="string">
            <text:p>Typ 2a - 4 Credits - 4 SWL V</text:p>
          </table:table-cell>
        </table:table-row>
        <table:table-row>
          <table:table-cell/>
          <table:table-cell table:style-name="ce1" office:value-type="string">
            <text:p>Typ 2b - 4 Credits - 2 * 2 SWL V</text:p>
          </table:table-cell>
        </table:table-row>
        <table:table-row>
          <table:table-cell/>
          <table:table-cell table:style-name="ce1" office:value-type="string">
            <text:p>Typ 2c - 4 Credits - 4 SWL V (im SJG)</text:p>
          </table:table-cell>
        </table:table-row>
        <table:table-row>
          <table:table-cell/>
          <table:table-cell table:style-name="ce1" office:value-type="string">
            <text:p>Typ 3a - 4 Credits - 2 SWL V + 2 mal 2 SWL P wöchentlich</text:p>
          </table:table-cell>
        </table:table-row>
        <table:table-row>
          <table:table-cell/>
          <table:table-cell table:style-name="ce1" office:value-type="string">
            <text:p>Typ 3b - 4 Credits - 2 SWL V + je 4 SWL P zweiwöchentlich </text:p>
          </table:table-cell>
        </table:table-row>
        <table:table-row>
          <table:table-cell/>
          <table:table-cell table:style-name="ce1" office:value-type="string">
            <text:p>Typ 3c - 4 Credits - 2 SWL V + N * 2 SWL P (V im SJG, P in Kl. mit 32-40 TN)</text:p>
          </table:table-cell>
        </table:table-row>
        <table:table-row>
          <table:table-cell/>
          <table:table-cell table:style-name="ce1" office:value-type="string">
            <text:p>Typ 3d - 4 Credits - 2 SWL Jahresveranstaltung + N * 2 SWL P</text:p>
          </table:table-cell>
        </table:table-row>
        <table:table-row>
          <table:table-cell/>
          <table:table-cell table:style-name="ce1" office:value-type="string">
            <text:p>Typ 4 - 4 Credits - 4 SWL P </text:p>
          </table:table-cell>
        </table:table-row>
        <table:table-row>
          <table:table-cell/>
          <table:table-cell table:style-name="ce1" office:value-type="string">
            <text:p>Typ 5a - 2 Credits - Blockwoche in def. Zeitfenster</text:p>
          </table:table-cell>
        </table:table-row>
        <table:table-row>
          <table:table-cell/>
          <table:table-cell table:style-name="ce1" office:value-type="string">
            <text:p>Typ 5b - 4 Credits - Blockwochen in def. Zeitfenstern</text:p>
          </table:table-cell>
        </table:table-row>
        <table:table-row>
          <table:table-cell/>
          <table:table-cell table:style-name="ce1" office:value-type="string">
            <text:p>Typ 6 - 6 Credits - Projektarbeit</text:p>
          </table:table-cell>
        </table:table-row>
        <table:table-row>
          <table:table-cell/>
          <table:table-cell table:style-name="ce1" office:value-type="string">
            <text:p>Typ 7 - 12 Credits - Bachelorarbeit</text:p>
          </table:table-cell>
        </table:table-row>
      </table:table>
      <table:named-expressions>
        <table:named-expression table:name="Modulausprägung" table:base-cell-address="$Tabelle1.$A$1" table:expression="['file:///S:/pools/t/T-STAF-Modulbasisliste/Liste_alle_Module_SM2025.xlsx'#$Hilfslisten.$B$2:.$B$16]"/>
      </table:named-expressions>
      <table:database-ranges>
        <table:database-range table:name="__Anonymous_Sheet_DB__0" table:target-range-address="Tabelle1.A1:Tabelle1.AQ225" table:display-filter-buttons="true">
          <table:filter>
            <table:filter-and>
              <table:filter-condition table:data-type="number" table:value="" table:operator="!empty" table:field-number="4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2" number:min-decimal-places="2" number:min-integer-digits="1"/>
    </number:number-style>
    <number:number-style style:name="N152P1" style:volatile="true">
      <number:text>-</number:text>
      <number:number number:decimal-places="2" number:min-decimal-places="2" number:min-integer-digits="1"/>
    </number:number-style>
    <number:number-style style:name="N152P2" style:volatile="true">
      <number:text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2f2f2"/>
    </style:style>
    <style:style style:name="ConditionalStyle_5f_2" style:display-name="ConditionalStyle_2" style:family="table-cell" style:parent-style-name="Default">
      <style:table-cell-properties fo:background-color="#f2f2f2"/>
    </style:style>
    <style:style style:name="ConditionalStyle_5f_3" style:display-name="ConditionalStyle_3" style:family="table-cell" style:parent-style-name="Default">
      <style:table-cell-properties fo:background-color="#f2f2f2"/>
    </style:style>
    <style:style style:name="ConditionalStyle_5f_4" style:display-name="ConditionalStyle_4" style:family="table-cell" style:parent-style-name="Default">
      <style:table-cell-properties fo:background-color="#f2f2f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irauch Martin (weim)</meta:initial-creator>
    <dc:creator>Weirauch Martin (weim)</dc:creator>
    <meta:creation-date>2015-06-05T18:19:34</meta:creation-date>
    <dc:date>2024-02-23T10:38:48</dc:date>
    <meta:editing-duration>P0D</meta:editing-duration>
    <meta:generator>LibreOffice/7.6.4.1$Linux_X86_64 LibreOffice_project/60$Build-1</meta:generator>
    <meta:document-statistic meta:table-count="1" meta:cell-count="7594" meta:object-count="0"/>
    <meta:user-defined meta:name="AppVersion">16.0300</meta:user-defined>
    <meta:user-defined meta:name="MSIP_Label_10d9bad3-6dac-4e9a-89a3-89f3b8d247b2_ActionId">d4738cba-8d02-49b6-b92c-78bd3e2bdbd4</meta:user-defined>
    <meta:user-defined meta:name="MSIP_Label_10d9bad3-6dac-4e9a-89a3-89f3b8d247b2_ContentBits">0</meta:user-defined>
    <meta:user-defined meta:name="MSIP_Label_10d9bad3-6dac-4e9a-89a3-89f3b8d247b2_Enabled">true</meta:user-defined>
    <meta:user-defined meta:name="MSIP_Label_10d9bad3-6dac-4e9a-89a3-89f3b8d247b2_Method" meta:value-type="string">Standard</meta:user-defined>
    <meta:user-defined meta:name="MSIP_Label_10d9bad3-6dac-4e9a-89a3-89f3b8d247b2_Name" meta:value-type="string">10d9bad3-6dac-4e9a-89a3-89f3b8d247b2</meta:user-defined>
    <meta:user-defined meta:name="MSIP_Label_10d9bad3-6dac-4e9a-89a3-89f3b8d247b2_SetDate" meta:value-type="string">2024-02-20T15:50:53Z</meta:user-defined>
    <meta:user-defined meta:name="MSIP_Label_10d9bad3-6dac-4e9a-89a3-89f3b8d247b2_SiteId" meta:value-type="string">5d1a9f9d-201f-4a10-b983-451cf65cbc1e</meta:user-defined>
  </office:meta>
</office:document-meta>
</file>